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/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P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4_1" style:family="text"/>
    <style:style style:name="P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P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8_1" style:family="text"/>
    <style:style style:name="P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P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P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_1" style:family="text"/>
    <style:style style:name="P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P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2_1" style:family="text"/>
    <style:style style:name="P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P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7_1" style:family="text"/>
    <style:style style:name="P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P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/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/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P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0_1" style:family="text"/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/>
    <style:style style:name="P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P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P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0_1" style:family="text"/>
    <style:style style:name="P1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P1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P1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P1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9_1" style:family="text"/>
    <style:style style:name="T109_2" style:family="text"/>
    <style:style style:name="P1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P1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P1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P1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P1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P1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P1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P1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5_1" style:family="text"/>
    <style:style style:name="P1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P1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0_1" style:family="text"/>
    <style:style style:name="P1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P1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P1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P1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P1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P1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P1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P1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P1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P1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P1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P1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P1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P1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P1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P1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P1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P197" style:family="paragraph" style:parent-style-name="Standard">
      <style:paragraph-properties fo:break-before="auto" fo:line-height="115%" fo:margin-top="0cm" fo:margin-bottom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</office:automatic-styles>
  <office:body>
    <office:text>
      <text:p text:style-name="P1"><text:span text:style-name="T1_1">Thebus</text:span><text:span text:style-name="T1_2"><text:s/>-<text:s/>“</text:span><text:span text:style-name="T1_3">Hive</text:span><text:span text:style-name="T1_4"><text:s/></text:span><text:span text:style-name="T1_5">replicant</text:span><text:span text:style-name="T1_6">”</text:span></text:p>
      <text:p text:style-name="P2"/>
      <text:p text:style-name="P3"><text:span text:style-name="T3_1">Replicate</text:span><text:span text:style-name="T3_2"><text:s/>(</text:span><text:span text:style-name="T3_3">Su</text:span><text:span text:style-name="T3_4">)<text:s/>-<text:s/></text:span><text:span text:style-name="T3_5">Thebus</text:span><text:span text:style-name="T3_6"><text:s/></text:span><text:span text:style-name="T3_7">is</text:span><text:span text:style-name="T3_8"><text:s/></text:span><text:span text:style-name="T3_9">able</text:span><text:span text:style-name="T3_10"><text:s/></text:span><text:span text:style-name="T3_11">to</text:span><text:span text:style-name="T3_12"><text:s/></text:span><text:span text:style-name="T3_13">reform</text:span><text:span text:style-name="T3_14"><text:s/></text:span><text:span text:style-name="T3_15">to</text:span><text:span text:style-name="T3_16"><text:s/></text:span><text:span text:style-name="T3_17">an</text:span><text:span text:style-name="T3_18"><text:s/></text:span><text:span text:style-name="T3_19">alternate</text:span><text:span text:style-name="T3_20"><text:s/></text:span><text:span text:style-name="T3_21">version</text:span><text:span text:style-name="T3_22"><text:s/></text:span><text:span text:style-name="T3_23">of</text:span><text:span text:style-name="T3_24"><text:s/></text:span><text:span text:style-name="T3_25">himself</text:span><text:span text:style-name="T3_26"><text:s/></text:span><text:span text:style-name="T3_27">based</text:span><text:span text:style-name="T3_28"><text:s/></text:span><text:span text:style-name="T3_29">on</text:span><text:span text:style-name="T3_30"><text:s/></text:span><text:span text:style-name="T3_31">past</text:span><text:span text:style-name="T3_32"><text:s/></text:span><text:span text:style-name="T3_33">lives</text:span><text:span text:style-name="T3_34">.<text:s/></text:span><text:span text:style-name="T3_35">As</text:span><text:span text:style-name="T3_36"><text:s/></text:span><text:span text:style-name="T3_37">a</text:span><text:span text:style-name="T3_38"><text:s/></text:span><text:span text:style-name="T3_39">full</text:span><text:span text:style-name="T3_40"><text:s/></text:span><text:span text:style-name="T3_41">hybrid</text:span><text:span text:style-name="T3_42"><text:s/></text:span><text:span text:style-name="T3_43">he</text:span><text:span text:style-name="T3_44"><text:s/></text:span><text:span text:style-name="T3_45">is</text:span><text:span text:style-name="T3_46"><text:s/></text:span><text:span text:style-name="T3_47">partially</text:span><text:span text:style-name="T3_48"><text:s/></text:span><text:span text:style-name="T3_49">human</text:span><text:span text:style-name="T3_50"><text:s/></text:span><text:span text:style-name="T3_51">but</text:span><text:span text:style-name="T3_52"><text:s/></text:span><text:span text:style-name="T3_53">as</text:span><text:span text:style-name="T3_54"><text:s/></text:span><text:span text:style-name="T3_55">humans</text:span><text:span text:style-name="T3_56"><text:s/></text:span><text:span text:style-name="T3_57">have</text:span><text:span text:style-name="T3_58"><text:s/></text:span><text:span text:style-name="T3_59">no</text:span><text:span text:style-name="T3_60"><text:s/></text:span><text:span text:style-name="T3_61">similar</text:span><text:span text:style-name="T3_62"><text:s/></text:span><text:span text:style-name="T3_63">capacity</text:span><text:span text:style-name="T3_64"><text:s/></text:span><text:span text:style-name="T3_65">none</text:span><text:span text:style-name="T3_66"><text:s/></text:span><text:span text:style-name="T3_67">of</text:span><text:span text:style-name="T3_68"><text:s/></text:span><text:span text:style-name="T3_69">his</text:span><text:span text:style-name="T3_70"><text:s/></text:span><text:span text:style-name="T3_71">replicants</text:span><text:span text:style-name="T3_72"><text:s/></text:span><text:span text:style-name="T3_73">are</text:span><text:span text:style-name="T3_74"><text:s/></text:span><text:span text:style-name="T3_75">human</text:span><text:span text:style-name="T3_76">.<text:s/></text:span><text:span text:style-name="T3_77">Currently</text:span><text:span text:style-name="T3_78"><text:s/></text:span><text:span text:style-name="T3_79">it</text:span><text:span text:style-name="T3_80"><text:s/></text:span><text:span text:style-name="T3_81">is</text:span><text:span text:style-name="T3_82"><text:s/></text:span><text:span text:style-name="T3_83">largely</text:span><text:span text:style-name="T3_84"><text:s/></text:span><text:span text:style-name="T3_85">random</text:span><text:span text:style-name="T3_86"><text:s/></text:span><text:span text:style-name="T3_87">as</text:span><text:span text:style-name="T3_88"><text:s/></text:span><text:span text:style-name="T3_89">he</text:span><text:span text:style-name="T3_90"><text:s/></text:span><text:span text:style-name="T3_91">is</text:span><text:span text:style-name="T3_92"><text:s/></text:span><text:span text:style-name="T3_93">too</text:span><text:span text:style-name="T3_94"><text:s/></text:span><text:span text:style-name="T3_95">young</text:span><text:span text:style-name="T3_96"><text:s/></text:span><text:span text:style-name="T3_97">to</text:span><text:span text:style-name="T3_98"><text:s/></text:span><text:span text:style-name="T3_99">retain</text:span><text:span text:style-name="T3_100"><text:s/></text:span><text:span text:style-name="T3_101">control</text:span><text:span text:style-name="T3_102">.<text:s/></text:span><text:span text:style-name="T3_103">Thebus</text:span><text:span text:style-name="T3_104">’<text:s/></text:span><text:span text:style-name="T3_105">main</text:span><text:span text:style-name="T3_106"><text:s/></text:span><text:span text:style-name="T3_107">body</text:span><text:span text:style-name="T3_108"><text:s/></text:span><text:span text:style-name="T3_109">changes</text:span><text:span text:style-name="T3_110"><text:s/></text:span><text:span text:style-name="T3_111">type</text:span><text:span text:style-name="T3_112"><text:s/></text:span><text:span text:style-name="T3_113">every</text:span><text:span text:style-name="T3_114"><text:s/></text:span><text:span text:style-name="T3_115">time</text:span><text:span text:style-name="T3_116"><text:s/></text:span><text:span text:style-name="T3_117">he</text:span><text:span text:style-name="T3_118"><text:s/></text:span><text:span text:style-name="T3_119">goes</text:span><text:span text:style-name="T3_120"><text:s/></text:span><text:span text:style-name="T3_121">to</text:span><text:span text:style-name="T3_122"><text:s/></text:span><text:span text:style-name="T3_123">sleep</text:span><text:span text:style-name="T3_124">.<text:s/></text:span></text:p>
      <text:p text:style-name="P4"/>
      <text:p text:style-name="P5"><text:span text:style-name="T5_1">Major</text:span><text:span text:style-name="T5_2"><text:s/></text:span><text:span text:style-name="T5_3">Arcana</text:span><text:span text:style-name="T5_4"><text:s/>(</text:span><text:span text:style-name="T5_5">Self</text:span><text:span text:style-name="T5_6">-</text:span><text:span text:style-name="T5_7">Identities</text:span><text:span text:style-name="T5_8">)</text:span></text:p>
      <text:list text:style-name="LS1" xml:id="list0">
        <text:list-item>
          <text:p text:style-name="P6"><text:span text:style-name="T6_1">The</text:span><text:span text:style-name="T6_2"><text:s/></text:span><text:span text:style-name="T6_3">Fool</text:span><text:span text:style-name="T6_4"><text:s/>-<text:s/></text:span></text:p>
          <text:list>
            <text:list-item>
              <text:p text:style-name="P7"><text:span text:style-name="T7_1">Thebus</text:span><text:span text:style-name="T7_2">’<text:s/></text:span><text:span text:style-name="T7_3">main</text:span><text:span text:style-name="T7_4"><text:s/></text:span><text:span text:style-name="T7_5">personality</text:span></text:p>
            </text:list-item>
          </text:list>
        </text:list-item>
        <text:list-item>
          <text:p text:style-name="P8"><text:span text:style-name="T8_1">The</text:span><text:span text:style-name="T8_2"><text:s/></text:span><text:span text:style-name="T8_3">Magician</text:span></text:p>
          <text:list>
            <text:list-item>
              <text:p text:style-name="P9"><text:span text:style-name="T9_1">Psion</text:span><text:span text:style-name="T9_2"><text:s/>-<text:s/>(</text:span><text:span text:style-name="T9_3">Psychokinesis</text:span><text:span text:style-name="T9_4">)<text:s/></text:span><text:span text:style-name="T9_5">Pool</text:span><text:span text:style-name="T9_6"><text:s/>(2/</text:span><text:span text:style-name="T9_7">day</text:span><text:span text:style-name="T9_8">)</text:span></text:p>
            </text:list-item>
            <text:list-item>
              <text:p text:style-name="P10"><text:span text:style-name="T10_1">Far</text:span><text:span text:style-name="T10_2"><text:s/></text:span><text:span text:style-name="T10_3">and</text:span><text:span text:style-name="T10_4"><text:s/></text:span><text:span text:style-name="T10_5">Deep</text:span><text:span text:style-name="T10_6"><text:s/>-<text:s/></text:span><text:span text:style-name="T10_7">Male</text:span></text:p>
              <text:list>
                <text:list-item>
                  <text:p text:style-name="P11"><text:span text:style-name="T11_1">Blue</text:span><text:span text:style-name="T11_2"><text:s/></text:span><text:span text:style-name="T11_3">eyes</text:span></text:p>
                </text:list-item>
                <text:list-item>
                  <text:p text:style-name="P12"><text:span text:style-name="T12_1">deep</text:span><text:span text:style-name="T12_2"><text:s/></text:span><text:span text:style-name="T12_3">lilac</text:span><text:span text:style-name="T12_4"><text:s/></text:span><text:span text:style-name="T12_5">feathers</text:span><text:span text:style-name="T12_6"><text:s/></text:span><text:span text:style-name="T12_7">with</text:span><text:span text:style-name="T12_8"><text:s/></text:span><text:span text:style-name="T12_9">chestnut</text:span><text:span text:style-name="T12_10"><text:s/></text:span><text:span text:style-name="T12_11">highlights</text:span></text:p>
                </text:list-item>
                <text:list-item>
                  <text:p text:style-name="P13"><text:span text:style-name="T13_1">Steel</text:span><text:span text:style-name="T13_2"><text:s/></text:span><text:span text:style-name="T13_3">blue</text:span><text:span text:style-name="T13_4"><text:s/></text:span><text:span text:style-name="T13_5">points</text:span><text:span text:style-name="T13_6"><text:s/></text:span><text:span text:style-name="T13_7">of</text:span><text:span text:style-name="T13_8"><text:s/></text:span><text:span text:style-name="T13_9">light</text:span><text:span text:style-name="T13_10"><text:s/></text:span><text:span text:style-name="T13_11">squirrel</text:span><text:span text:style-name="T13_12"><text:s/></text:span><text:span text:style-name="T13_13">between</text:span><text:span text:style-name="T13_14"><text:s/></text:span><text:span text:style-name="T13_15">the</text:span><text:span text:style-name="T13_16"><text:s/></text:span><text:span text:style-name="T13_17">feathers</text:span></text:p>
                </text:list-item>
                <text:list-item>
                  <text:p text:style-name="P14"><text:span text:style-name="T14_1">Nails</text:span><text:span text:style-name="T14_2"><text:s/></text:span><text:span text:style-name="T14_3">and</text:span><text:span text:style-name="T14_4"><text:s/></text:span><text:span text:style-name="T14_5">teeth</text:span><text:span text:style-name="T14_6"><text:s/></text:span><text:span text:style-name="T14_7">are</text:span><text:span text:style-name="T14_8"><text:s/></text:span><text:span text:style-name="T14_9">a</text:span><text:span text:style-name="T14_10"><text:s/></text:span><text:span text:style-name="T14_11">blackberry</text:span><text:span text:style-name="T14_12"><text:s/></text:span><text:span text:style-name="T14_13">color</text:span></text:p>
                </text:list-item>
              </text:list>
            </text:list-item>
            <text:list-item>
              <text:p text:style-name="P15"><text:span text:style-name="T15_1">Quirk</text:span></text:p>
              <text:list>
                <text:list-item>
                  <text:p text:style-name="P16"><text:span text:style-name="T16_1">Can</text:span><text:span text:style-name="T16_2"><text:s/></text:span><text:span text:style-name="T16_3">interact</text:span><text:span text:style-name="T16_4"><text:s/></text:span><text:span text:style-name="T16_5">with</text:span><text:span text:style-name="T16_6"><text:s/></text:span><text:span text:style-name="T16_7">GIS</text:span><text:span text:style-name="T16_8"><text:s/></text:span><text:span text:style-name="T16_9">to</text:span><text:span text:style-name="T16_10"><text:s/></text:span><text:span text:style-name="T16_11">manufacture</text:span><text:span text:style-name="T16_12"><text:s/></text:span><text:span text:style-name="T16_13">ganblood</text:span><text:span text:style-name="T16_14"><text:s/></text:span><text:span text:style-name="T16_15">steel</text:span><text:span text:style-name="T16_16"><text:s/></text:span><text:span text:style-name="T16_17">goods</text:span><text:span text:style-name="T16_18"><text:s/></text:span><text:span text:style-name="T16_19">out</text:span><text:span text:style-name="T16_20"><text:s/></text:span><text:span text:style-name="T16_21">of</text:span><text:span text:style-name="T16_22"><text:s/></text:span><text:span text:style-name="T16_23">his</text:span><text:span text:style-name="T16_24"><text:s/></text:span><text:span text:style-name="T16_25">blood</text:span><text:span text:style-name="T16_26"><text:s/></text:span><text:span text:style-name="T16_27">supply</text:span></text:p>
                </text:list-item>
              </text:list>
            </text:list-item>
            <text:list-item>
              <text:p text:style-name="P17"><text:span text:style-name="T17_1">Talent</text:span></text:p>
              <text:list>
                <text:list-item>
                  <text:p text:style-name="P18"><text:span text:style-name="T18_1">Energy</text:span><text:span text:style-name="T18_2"><text:s/></text:span><text:span text:style-name="T18_3">ray</text:span><text:span text:style-name="T18_4"><text:s/></text:span></text:p>
                  <text:list>
                    <text:list-item>
                      <text:p text:style-name="P19"><text:span text:style-name="T19_1">Cold</text:span><text:span text:style-name="T19_2"><text:s/>+1/</text:span><text:span text:style-name="T19_3">Electricity</text:span><text:span text:style-name="T19_4"><text:s/>+2<text:s/></text:span><text:span text:style-name="T19_5">atk</text:span><text:span text:style-name="T19_6"><text:s/></text:span><text:span text:style-name="T19_7">metal</text:span><text:span text:style-name="T19_8">/</text:span><text:span text:style-name="T19_9">Fire</text:span><text:span text:style-name="T19_10"><text:s/>+1/</text:span><text:span text:style-name="T19_11">Sonic</text:span><text:span text:style-name="T19_12"><text:s/>-1<text:s/>1</text:span><text:span text:style-name="T19_13">d</text:span><text:span text:style-name="T19_14">3<text:s/></text:span></text:p>
                    </text:list-item>
                    <text:list-item>
                      <text:p text:style-name="P20"><text:span text:style-name="T20_1">Mouth</text:span><text:span text:style-name="T20_2"><text:s/></text:span><text:span text:style-name="T20_3">is</text:span><text:span text:style-name="T20_4"><text:s/></text:span><text:span text:style-name="T20_5">a</text:span><text:span text:style-name="T20_6"><text:s/></text:span><text:span text:style-name="T20_7">valid</text:span><text:span text:style-name="T20_8"><text:s/></text:span><text:span text:style-name="T20_9">emission</text:span><text:span text:style-name="T20_10"><text:s/></text:span><text:span text:style-name="T20_11">point</text:span></text:p>
                    </text:list-item>
                  </text:list>
                </text:list-item>
                <text:list-item>
                  <text:p text:style-name="P21"><text:span text:style-name="T21_1">Far</text:span><text:span text:style-name="T21_2"><text:s/></text:span><text:span text:style-name="T21_3">Hand</text:span><text:span text:style-name="T21_4"><text:s/>-<text:s/>~5</text:span><text:span text:style-name="T21_5">lbs</text:span><text:span text:style-name="T21_6"><text:s/></text:span><text:span text:style-name="T21_7">at</text:span><text:span text:style-name="T21_8"><text:s/>15<text:s/></text:span><text:span text:style-name="T21_9">ft</text:span></text:p>
                </text:list-item>
              </text:list>
            </text:list-item>
            <text:list-item>
              <text:p text:style-name="P22"><text:span text:style-name="T22_1">Control</text:span><text:span text:style-name="T22_2"><text:s/></text:span><text:span text:style-name="T22_3">Object</text:span><text:span text:style-name="T22_4"><text:s/>(1<text:s/></text:span><text:span text:style-name="T22_5">pt</text:span><text:span text:style-name="T22_6">)</text:span></text:p>
              <text:list>
                <text:list-item>
                  <text:p text:style-name="P23"><text:span text:style-name="T23_1">1<text:s/></text:span><text:span text:style-name="T23_2">round</text:span><text:span text:style-name="T23_3">/</text:span><text:span text:style-name="T23_4">level</text:span><text:span text:style-name="T23_5"><text:s/></text:span></text:p>
                </text:list-item>
                <text:list-item>
                  <text:p text:style-name="P24"><text:span text:style-name="T24_1">up</text:span><text:span text:style-name="T24_2"><text:s/></text:span><text:span text:style-name="T24_3">to</text:span><text:span text:style-name="T24_4"><text:s/>100<text:s/></text:span><text:span text:style-name="T24_5">lbs</text:span><text:span text:style-name="T24_6">.<text:s/></text:span></text:p>
                </text:list-item>
                <text:list-item>
                  <text:p text:style-name="P25"><text:span text:style-name="T25_1">animate</text:span><text:span text:style-name="T25_2"><text:s/></text:span><text:span text:style-name="T25_3">as</text:span><text:span text:style-name="T25_4"><text:s/></text:span><text:span text:style-name="T25_5">if</text:span><text:span text:style-name="T25_6"><text:s/></text:span><text:span text:style-name="T25_7">under</text:span><text:span text:style-name="T25_8"><text:s/></text:span><text:span text:style-name="T25_9">control</text:span></text:p>
                </text:list-item>
                <text:list-item>
                  <text:p text:style-name="P26"><text:span text:style-name="T26_1">+2<text:s/></text:span><text:span text:style-name="T26_2">points</text:span><text:span text:style-name="T26_3"><text:s/></text:span><text:span text:style-name="T26_4">either</text:span><text:span text:style-name="T26_5"><text:s/></text:span><text:span text:style-name="T26_6">additional</text:span><text:span text:style-name="T26_7"><text:s/></text:span><text:span text:style-name="T26_8">object</text:span><text:span text:style-name="T26_9"><text:s/></text:span><text:span text:style-name="T26_10">or</text:span><text:span text:style-name="T26_11"><text:s/>+100<text:s/></text:span><text:span text:style-name="T26_12">lbs</text:span></text:p>
                </text:list-item>
              </text:list>
            </text:list-item>
            <text:list-item>
              <text:p text:style-name="P27"><text:span text:style-name="T27_1">Ectoplasmic</text:span><text:span text:style-name="T27_2"><text:s/></text:span><text:span text:style-name="T27_3">Trinket</text:span><text:span text:style-name="T27_4"><text:s text:c="2"/>(</text:span><text:span text:style-name="T27_5">Focus</text:span><text:span text:style-name="T27_6"><text:s/></text:span><text:span text:style-name="T27_7">or</text:span><text:span text:style-name="T27_8"><text:s/>1)</text:span></text:p>
              <text:list>
                <text:list-item>
                  <text:p text:style-name="P28"><text:span text:style-name="T28_1">1<text:s/></text:span><text:span text:style-name="T28_2">min</text:span><text:span text:style-name="T28_3">/</text:span><text:span text:style-name="T28_4">level</text:span></text:p>
                </text:list-item>
                <text:list-item>
                  <text:p text:style-name="P29"><text:span text:style-name="T29_1">1<text:s/></text:span><text:span text:style-name="T29_2">cu</text:span><text:span text:style-name="T29_3"><text:s/></text:span><text:span text:style-name="T29_4">ft</text:span></text:p>
                </text:list-item>
                <text:list-item>
                  <text:p text:style-name="P30"><text:span text:style-name="T30_1">max</text:span><text:span text:style-name="T30_2"><text:s/>1<text:s/></text:span><text:span text:style-name="T30_3">gp</text:span><text:span text:style-name="T30_4"><text:s/></text:span><text:span text:style-name="T30_5">value</text:span></text:p>
                </text:list-item>
              </text:list>
            </text:list-item>
            <text:list-item>
              <text:p text:style-name="P31"><text:span text:style-name="T31_1">Matter</text:span><text:span text:style-name="T31_2"><text:s/></text:span><text:span text:style-name="T31_3">Agitation</text:span><text:span text:style-name="T31_4"><text:s/>(1<text:s/></text:span><text:span text:style-name="T31_5">point</text:span><text:span text:style-name="T31_6">)</text:span></text:p>
              <text:list>
                <text:list-item>
                  <text:p text:style-name="P32"><text:span text:style-name="T32_1">range</text:span><text:span text:style-name="T32_2"><text:s/>25<text:s/></text:span><text:span text:style-name="T32_3">ft</text:span><text:span text:style-name="T32_4"><text:s/>+<text:s/>5<text:s/></text:span><text:span text:style-name="T32_5">per</text:span><text:span text:style-name="T32_6"><text:s/>2<text:s/></text:span><text:span text:style-name="T32_7">levels</text:span></text:p>
                </text:list-item>
                <text:list-item>
                  <text:p text:style-name="P33"><text:span text:style-name="T33_1">area</text:span><text:span text:style-name="T33_2"><text:s/>2<text:s/></text:span><text:span text:style-name="T33_3">sq</text:span><text:span text:style-name="T33_4"><text:s/></text:span><text:span text:style-name="T33_5">ft</text:span></text:p>
                </text:list-item>
                <text:list-item>
                  <text:p text:style-name="P34"><text:span text:style-name="T34_1">1<text:s/></text:span><text:span text:style-name="T34_2">min</text:span><text:span text:style-name="T34_3">/</text:span><text:span text:style-name="T34_4">level</text:span></text:p>
                </text:list-item>
                <text:list-item>
                  <text:p text:style-name="P35"><text:span text:style-name="T35_1">round</text:span><text:span text:style-name="T35_2"><text:s/></text:span><text:span text:style-name="T35_3">damage</text:span></text:p>
                  <text:list>
                    <text:list-item>
                      <text:p text:style-name="P36"><text:span text:style-name="T36_1">flammable</text:span><text:span text:style-name="T36_2"><text:s/></text:span><text:span text:style-name="T36_3">material</text:span><text:span text:style-name="T36_4"><text:s/></text:span><text:span text:style-name="T36_5">ignites</text:span><text:span text:style-name="T36_6">,<text:s/></text:span><text:span text:style-name="T36_7">skin</text:span><text:span text:style-name="T36_8"><text:s/></text:span><text:span text:style-name="T36_9">reddens</text:span><text:span text:style-name="T36_10"><text:s/>(1<text:s/></text:span><text:span text:style-name="T36_11">pt</text:span><text:span text:style-name="T36_12"><text:s/></text:span><text:span text:style-name="T36_13">damage</text:span><text:span text:style-name="T36_14">)</text:span></text:p>
                    </text:list-item>
                    <text:list-item>
                      <text:p text:style-name="P37"><text:span text:style-name="T37_1">Wood</text:span><text:span text:style-name="T37_2"><text:s/></text:span><text:span text:style-name="T37_3">smolders</text:span><text:span text:style-name="T37_4"><text:s/></text:span><text:span text:style-name="T37_5">and</text:span><text:span text:style-name="T37_6"><text:s/></text:span><text:span text:style-name="T37_7">smokes</text:span><text:span text:style-name="T37_8">,<text:s/></text:span><text:span text:style-name="T37_9">metal</text:span><text:span text:style-name="T37_10"><text:s/></text:span><text:span text:style-name="T37_11">hot</text:span><text:span text:style-name="T37_12">,<text:s/></text:span><text:span text:style-name="T37_13">skin</text:span><text:span text:style-name="T37_14"><text:s/></text:span><text:span text:style-name="T37_15">blisters</text:span><text:span text:style-name="T37_16">,<text:s/></text:span><text:span text:style-name="T37_17">water</text:span><text:span text:style-name="T37_18"><text:s/></text:span><text:span text:style-name="T37_19">boils</text:span><text:span text:style-name="T37_20"><text:s/>(1</text:span><text:span text:style-name="T37_21">d</text:span><text:span text:style-name="T37_22">4)</text:span></text:p>
                    </text:list-item>
                    <text:list-item>
                      <text:p text:style-name="P38"><text:span text:style-name="T38_1">wood</text:span><text:span text:style-name="T38_2"><text:s/></text:span><text:span text:style-name="T38_3">ignites</text:span><text:span text:style-name="T38_4">,<text:s/></text:span><text:span text:style-name="T38_5">metal</text:span><text:span text:style-name="T38_6"><text:s/></text:span><text:span text:style-name="T38_7">scorches</text:span><text:span text:style-name="T38_8"><text:s/>(1</text:span><text:span text:style-name="T38_9">d</text:span><text:span text:style-name="T38_10">4<text:s/></text:span><text:span text:style-name="T38_11">to</text:span><text:span text:style-name="T38_12"><text:s/></text:span><text:span text:style-name="T38_13">holding</text:span><text:span text:style-name="T38_14">),<text:s/></text:span><text:span text:style-name="T38_15">skin</text:span><text:span text:style-name="T38_16"><text:s/></text:span><text:span text:style-name="T38_17">burns</text:span><text:span text:style-name="T38_18"><text:s/></text:span><text:span text:style-name="T38_19">and</text:span><text:span text:style-name="T38_20"><text:s/></text:span><text:span text:style-name="T38_21">hair</text:span><text:span text:style-name="T38_22"><text:s/></text:span><text:span text:style-name="T38_23">ignites</text:span><text:span text:style-name="T38_24"><text:s/>(1</text:span><text:span text:style-name="T38_25">d</text:span><text:span text:style-name="T38_26">6)</text:span></text:p>
                    </text:list-item>
                  </text:list>
                </text:list-item>
              </text:list>
            </text:list-item>
            <text:list-item>
              <text:p text:style-name="P39"><text:span text:style-name="T39_1">Personality</text:span><text:span text:style-name="T39_2"><text:s/></text:span><text:span text:style-name="T39_3">Quirks</text:span><text:span text:style-name="T39_4">:<text:s/></text:span><text:span text:style-name="T39_5">Resourceful</text:span><text:span text:style-name="T39_6">,<text:s/></text:span><text:span text:style-name="T39_7">Quick</text:span><text:span text:style-name="T39_8"><text:s/></text:span><text:span text:style-name="T39_9">tempered</text:span><text:span text:style-name="T39_10">,<text:s/></text:span><text:span text:style-name="T39_11">Leader</text:span></text:p>
            </text:list-item>
            <text:list-item>
              <text:p text:style-name="P40"><text:span text:style-name="T40_1">Constraints</text:span><text:span text:style-name="T40_2">:<text:s/></text:span><text:span text:style-name="T40_3">Emotionally</text:span><text:span text:style-name="T40_4"><text:s/></text:span><text:span text:style-name="T40_5">unstable</text:span><text:span text:style-name="T40_6">,<text:s/></text:span><text:span text:style-name="T40_7">Afraid</text:span><text:span text:style-name="T40_8"><text:s/></text:span><text:span text:style-name="T40_9">of</text:span><text:span text:style-name="T40_10"><text:s/></text:span><text:span text:style-name="T40_11">fish</text:span><text:span text:style-name="T40_12">,<text:s/></text:span><text:span text:style-name="T40_13">selfish</text:span></text:p>
            </text:list-item>
          </text:list>
        </text:list-item>
        <text:list-item>
          <text:p text:style-name="P41"><text:span text:style-name="T41_1">The</text:span><text:span text:style-name="T41_2"><text:s/></text:span><text:span text:style-name="T41_3">high</text:span><text:span text:style-name="T41_4"><text:s/></text:span><text:span text:style-name="T41_5">priestess</text:span></text:p>
          <text:list>
            <text:list-item>
              <text:p text:style-name="P42"><text:span text:style-name="T42_1">Monk</text:span></text:p>
            </text:list-item>
            <text:list-item>
              <text:p text:style-name="P43"><text:span text:style-name="T43_1">The</text:span><text:span text:style-name="T43_2"><text:s/></text:span><text:span text:style-name="T43_3">great</text:span><text:span text:style-name="T43_4"><text:s/></text:span><text:span text:style-name="T43_5">red</text:span><text:span text:style-name="T43_6"><text:s/></text:span><text:span text:style-name="T43_7">lady</text:span><text:span text:style-name="T43_8"><text:s/>-<text:s/></text:span><text:span text:style-name="T43_9">Male</text:span><text:span text:style-name="T43_10"><text:s/></text:span><text:span text:style-name="T43_11">Keeper</text:span></text:p>
            </text:list-item>
            <text:list-item>
              <text:p text:style-name="P44"><text:span text:style-name="T44_1">Find</text:span><text:span text:style-name="T44_2"><text:s/></text:span><text:span text:style-name="T44_3">object</text:span><text:span text:style-name="T44_4"><text:s/>(</text:span><text:span text:style-name="T44_5">Su</text:span><text:span text:style-name="T44_6">)</text:span></text:p>
              <text:list>
                <text:list-item>
                  <text:p text:style-name="P45"><text:span text:style-name="T45_1">Can</text:span><text:span text:style-name="T45_2"><text:s/></text:span><text:span text:style-name="T45_3">find</text:span><text:span text:style-name="T45_4"><text:s/></text:span><text:span text:style-name="T45_5">a</text:span><text:span text:style-name="T45_6"><text:s/></text:span><text:span text:style-name="T45_7">depicted</text:span><text:span text:style-name="T45_8"><text:s/></text:span><text:span text:style-name="T45_9">object</text:span></text:p>
                </text:list-item>
                <text:list-item>
                  <text:p text:style-name="P46"><text:span text:style-name="T46_1">must</text:span><text:span text:style-name="T46_2"><text:s/></text:span><text:span text:style-name="T46_3">be</text:span><text:span text:style-name="T46_4"><text:s/></text:span><text:span text:style-name="T46_5">good</text:span><text:span text:style-name="T46_6"><text:s/></text:span><text:span text:style-name="T46_7">detail</text:span><text:span text:style-name="T46_8"><text:s/></text:span><text:span text:style-name="T46_9">or</text:span><text:span text:style-name="T46_10"><text:s/></text:span><text:span text:style-name="T46_11">directionality</text:span><text:span text:style-name="T46_12"><text:s/></text:span><text:span text:style-name="T46_13">and</text:span><text:span text:style-name="T46_14">/</text:span><text:span text:style-name="T46_15">or</text:span><text:span text:style-name="T46_16"><text:s/></text:span><text:span text:style-name="T46_17">specificity</text:span><text:span text:style-name="T46_18"><text:s/></text:span><text:span text:style-name="T46_19">suffers</text:span><text:span text:style-name="T46_20">.</text:span></text:p>
                </text:list-item>
              </text:list>
            </text:list-item>
            <text:list-item>
              <text:p text:style-name="P47"/>
            </text:list-item>
          </text:list>
        </text:list-item>
        <text:list-item>
          <text:p text:style-name="P48"><text:span text:style-name="T48_1">The</text:span><text:span text:style-name="T48_2"><text:s/></text:span><text:span text:style-name="T48_3">Empress</text:span></text:p>
          <text:list>
            <text:list-item>
              <text:p text:style-name="P49"><text:span text:style-name="T49_1">Rogue</text:span><text:span text:style-name="T49_2"><text:s/>(</text:span><text:span text:style-name="T49_3">diplomat</text:span><text:span text:style-name="T49_4">)</text:span></text:p>
            </text:list-item>
            <text:list-item>
              <text:p text:style-name="P50"><text:span text:style-name="T50_1">Female</text:span><text:span text:style-name="T50_2"><text:s/></text:span><text:span text:style-name="T50_3">Far</text:span><text:span text:style-name="T50_4"><text:s/></text:span><text:span text:style-name="T50_5">and</text:span><text:span text:style-name="T50_6"><text:s/></text:span><text:span text:style-name="T50_7">deep</text:span></text:p>
            </text:list-item>
            <text:list-item>
              <text:p text:style-name="P51"><text:span text:style-name="T51_1">Can</text:span><text:span text:style-name="T51_2"><text:s/></text:span><text:span text:style-name="T51_3">make</text:span><text:span text:style-name="T51_4"><text:s/></text:span><text:span text:style-name="T51_5">contracts</text:span><text:span text:style-name="T51_6"><text:s/></text:span><text:span text:style-name="T51_7">to</text:span><text:span text:style-name="T51_8"><text:s/></text:span><text:span text:style-name="T51_9">create</text:span><text:span text:style-name="T51_10"><text:s/></text:span><text:span text:style-name="T51_11">servants</text:span></text:p>
            </text:list-item>
            <text:list-item>
              <text:p text:style-name="P52"><text:span text:style-name="T52_1">must</text:span><text:span text:style-name="T52_2"><text:s/></text:span><text:span text:style-name="T52_3">be</text:span><text:span text:style-name="T52_4"><text:s/></text:span><text:span text:style-name="T52_5">paid</text:span><text:span text:style-name="T52_6"><text:s/></text:span><text:span text:style-name="T52_7">in</text:span><text:span text:style-name="T52_8"><text:s/></text:span><text:span text:style-name="T52_9">ganblood</text:span><text:span text:style-name="T52_10"><text:s/></text:span><text:span text:style-name="T52_11">ingots</text:span><text:span text:style-name="T52_12"><text:s/></text:span><text:span text:style-name="T52_13">or</text:span><text:span text:style-name="T52_14"><text:s/></text:span><text:span text:style-name="T52_15">precious</text:span><text:span text:style-name="T52_16"><text:s/></text:span><text:span text:style-name="T52_17">metals</text:span></text:p>
            </text:list-item>
          </text:list>
        </text:list-item>
        <text:list-item>
          <text:p text:style-name="P53"><text:span text:style-name="T53_1">The</text:span><text:span text:style-name="T53_2"><text:s/></text:span><text:span text:style-name="T53_3">Emperor</text:span><text:span text:style-name="T53_4"><text:s/>*</text:span></text:p>
          <text:list>
            <text:list-item>
              <text:p text:style-name="P54"><text:span text:style-name="T54_1">Fighter</text:span></text:p>
            </text:list-item>
            <text:list-item>
              <text:p text:style-name="P55"><text:span text:style-name="T55_1">Silvertongue</text:span><text:span text:style-name="T55_2"><text:s/></text:span><text:span text:style-name="T55_3">hermaphrodite</text:span></text:p>
            </text:list-item>
            <text:list-item>
              <text:p text:style-name="P56"><text:span text:style-name="T56_1">Can</text:span><text:span text:style-name="T56_2"><text:s/></text:span><text:span text:style-name="T56_3">flip</text:span><text:span text:style-name="T56_4"><text:s/></text:span><text:span text:style-name="T56_5">figments</text:span><text:span text:style-name="T56_6"><text:s/></text:span><text:span text:style-name="T56_7">one</text:span><text:span text:style-name="T56_8"><text:s/></text:span><text:span text:style-name="T56_9">type</text:span><text:span text:style-name="T56_10"><text:s/></text:span><text:span text:style-name="T56_11">at</text:span><text:span text:style-name="T56_12"><text:s/></text:span><text:span text:style-name="T56_13">a</text:span><text:span text:style-name="T56_14"><text:s/></text:span><text:span text:style-name="T56_15">time</text:span><text:span text:style-name="T56_16"><text:s/></text:span><text:span text:style-name="T56_17">to</text:span><text:span text:style-name="T56_18"><text:s/></text:span><text:span text:style-name="T56_19">become</text:span><text:span text:style-name="T56_20"><text:s/></text:span><text:span text:style-name="T56_21">spikers</text:span><text:span text:style-name="T56_22">,<text:s/></text:span><text:span text:style-name="T56_23">burns</text:span><text:span text:style-name="T56_24"><text:s/></text:span><text:span text:style-name="T56_25">out</text:span><text:span text:style-name="T56_26"><text:s/></text:span><text:span text:style-name="T56_27">Thebus</text:span><text:span text:style-name="T56_28"><text:s/></text:span><text:span text:style-name="T56_29">quickly</text:span></text:p>
            </text:list-item>
          </text:list>
        </text:list-item>
        <text:list-item>
          <text:p text:style-name="P57"><text:span text:style-name="T57_1">The</text:span><text:span text:style-name="T57_2"><text:s/></text:span><text:span text:style-name="T57_3">hierophant</text:span><text:span text:style-name="T57_4"><text:s/>*</text:span></text:p>
          <text:list>
            <text:list-item>
              <text:p text:style-name="P58"><text:span text:style-name="T58_1">Cleric</text:span></text:p>
            </text:list-item>
            <text:list-item>
              <text:p text:style-name="P59"><text:span text:style-name="T59_1">The</text:span><text:span text:style-name="T59_2"><text:s/></text:span><text:span text:style-name="T59_3">great</text:span><text:span text:style-name="T59_4"><text:s/></text:span><text:span text:style-name="T59_5">red</text:span><text:span text:style-name="T59_6"><text:s/></text:span><text:span text:style-name="T59_7">lady</text:span><text:span text:style-name="T59_8"><text:s/></text:span><text:span text:style-name="T59_9">Female</text:span></text:p>
            </text:list-item>
            <text:list-item>
              <text:p text:style-name="P60"><text:span text:style-name="T60_1">Root</text:span><text:span text:style-name="T60_2"><text:s/></text:span><text:span text:style-name="T60_3">to</text:span><text:span text:style-name="T60_4"><text:s/></text:span><text:span text:style-name="T60_5">Earth</text:span><text:span text:style-name="T60_6"><text:s/>(</text:span><text:span text:style-name="T60_7">sp</text:span><text:span text:style-name="T60_8">)<text:s/>-<text:s/></text:span><text:span text:style-name="T60_9">Can</text:span><text:span text:style-name="T60_10"><text:s/></text:span><text:span text:style-name="T60_11">use</text:span><text:span text:style-name="T60_12"><text:s/></text:span><text:span text:style-name="T60_13">a</text:span><text:span text:style-name="T60_14"><text:s/></text:span><text:span text:style-name="T60_15">living</text:span><text:span text:style-name="T60_16"><text:s/></text:span><text:span text:style-name="T60_17">potted</text:span><text:span text:style-name="T60_18"><text:s/></text:span><text:span text:style-name="T60_19">plant</text:span><text:span text:style-name="T60_20"><text:s/></text:span><text:span text:style-name="T60_21">to</text:span><text:span text:style-name="T60_22"><text:s/></text:span><text:span text:style-name="T60_23">hold</text:span><text:span text:style-name="T60_24"><text:s/></text:span><text:span text:style-name="T60_25">a</text:span><text:span text:style-name="T60_26"><text:s/></text:span><text:span text:style-name="T60_27">dying</text:span><text:span text:style-name="T60_28"><text:s/></text:span><text:span text:style-name="T60_29">body</text:span><text:span text:style-name="T60_30"><text:s/></text:span><text:span text:style-name="T60_31">to</text:span><text:span text:style-name="T60_32"><text:s/></text:span><text:span text:style-name="T60_33">life</text:span><text:span text:style-name="T60_34"><text:s/></text:span><text:span text:style-name="T60_35">instead</text:span><text:span text:style-name="T60_36"><text:s/></text:span><text:span text:style-name="T60_37">of</text:span><text:span text:style-name="T60_38"><text:s/></text:span><text:span text:style-name="T60_39">herself</text:span></text:p>
            </text:list-item>
            <text:list-item>
              <text:p text:style-name="P61"><text:span text:style-name="T61_1">Can</text:span><text:span text:style-name="T61_2"><text:s/></text:span><text:span text:style-name="T61_3">hear</text:span><text:span text:style-name="T61_4"><text:s/></text:span><text:span text:style-name="T61_5">Vilyan</text:span><text:span text:style-name="T61_6"><text:s/></text:span><text:span text:style-name="T61_7">suffering</text:span></text:p>
            </text:list-item>
          </text:list>
        </text:list-item>
        <text:list-item>
          <text:p text:style-name="P62"><text:span text:style-name="T62_1">The</text:span><text:span text:style-name="T62_2"><text:s/></text:span><text:span text:style-name="T62_3">Lovers</text:span><text:span text:style-name="T62_4"><text:s/>-<text:s/></text:span><text:span text:style-name="T62_5">S</text:span></text:p>
          <text:list>
            <text:list-item>
              <text:p text:style-name="P63"><text:span text:style-name="T63_1">Bard</text:span></text:p>
            </text:list-item>
            <text:list-item>
              <text:p text:style-name="P64"><text:span text:style-name="T64_1">With</text:span><text:span text:style-name="T64_2"><text:s/></text:span><text:span text:style-name="T64_3">the</text:span><text:span text:style-name="T64_4"><text:s/></text:span><text:span text:style-name="T64_5">storm</text:span><text:span text:style-name="T64_6"><text:s/></text:span><text:span text:style-name="T64_7">high</text:span><text:span text:style-name="T64_8"><text:s/></text:span><text:span text:style-name="T64_9">Male</text:span></text:p>
            </text:list-item>
            <text:list-item>
              <text:p text:style-name="P65"><text:span text:style-name="T65_1">Egocentric</text:span><text:span text:style-name="T65_2"><text:s/></text:span><text:span text:style-name="T65_3">Narcissist</text:span><text:span text:style-name="T65_4">,<text:s/></text:span><text:span text:style-name="T65_5">Likes</text:span><text:span text:style-name="T65_6"><text:s/></text:span><text:span text:style-name="T65_7">keepers</text:span></text:p>
            </text:list-item>
            <text:list-item>
              <text:p text:style-name="P66"><text:span text:style-name="T66_1">Siren</text:span><text:span text:style-name="T66_2"><text:s/></text:span><text:span text:style-name="T66_3">song</text:span><text:span text:style-name="T66_4"><text:s/></text:span><text:span text:style-name="T66_5">to</text:span><text:span text:style-name="T66_6"><text:s/></text:span><text:span text:style-name="T66_7">stun</text:span><text:span text:style-name="T66_8"><text:s/>(</text:span><text:span text:style-name="T66_9">su</text:span><text:span text:style-name="T66_10">)<text:s/>-<text:s/></text:span><text:span text:style-name="T66_11">Needs</text:span><text:span text:style-name="T66_12"><text:s/></text:span><text:span text:style-name="T66_13">brother</text:span><text:span text:style-name="T66_14"><text:s/></text:span><text:span text:style-name="T66_15">present</text:span></text:p>
            </text:list-item>
          </text:list>
        </text:list-item>
        <text:list-item>
          <text:p text:style-name="P67"><text:span text:style-name="T67_1">The</text:span><text:span text:style-name="T67_2"><text:s/></text:span><text:span text:style-name="T67_3">Chariot</text:span></text:p>
          <text:list>
            <text:list-item>
              <text:p text:style-name="P68"><text:span text:style-name="T68_1">Fighter</text:span><text:span text:style-name="T68_2"><text:s/>(</text:span><text:span text:style-name="T68_3">dual</text:span><text:span text:style-name="T68_4"><text:s/></text:span><text:span text:style-name="T68_5">wielder</text:span><text:span text:style-name="T68_6">)</text:span></text:p>
            </text:list-item>
            <text:list-item>
              <text:p text:style-name="P69"><text:span text:style-name="T69_1">Male</text:span><text:span text:style-name="T69_2"><text:s/></text:span><text:span text:style-name="T69_3">Far</text:span><text:span text:style-name="T69_4"><text:s/></text:span><text:span text:style-name="T69_5">and</text:span><text:span text:style-name="T69_6"><text:s/></text:span><text:span text:style-name="T69_7">deep</text:span></text:p>
            </text:list-item>
            <text:list-item>
              <text:p text:style-name="P70"><text:span text:style-name="T70_1">Iron</text:span><text:span text:style-name="T70_2"><text:s/></text:span><text:span text:style-name="T70_3">soul</text:span><text:span text:style-name="T70_4"><text:s/>-<text:s/></text:span><text:span text:style-name="T70_5">Immune</text:span><text:span text:style-name="T70_6"><text:s/></text:span><text:span text:style-name="T70_7">to</text:span><text:span text:style-name="T70_8"><text:s/></text:span><text:span text:style-name="T70_9">negative</text:span><text:span text:style-name="T70_10"><text:s/></text:span><text:span text:style-name="T70_11">energy</text:span><text:span text:style-name="T70_12"><text:s/></text:span><text:span text:style-name="T70_13">and</text:span><text:span text:style-name="T70_14"><text:s/></text:span><text:span text:style-name="T70_15">level</text:span><text:span text:style-name="T70_16"><text:s/></text:span><text:span text:style-name="T70_17">draining</text:span><text:span text:style-name="T70_18"><text:s/></text:span><text:span text:style-name="T70_19">effects</text:span><text:span text:style-name="T70_20"><text:s/></text:span><text:span text:style-name="T70_21">while</text:span><text:span text:style-name="T70_22"><text:s/></text:span><text:span text:style-name="T70_23">paid</text:span><text:span text:style-name="T70_24"><text:s/></text:span><text:span text:style-name="T70_25">for</text:span><text:span text:style-name="T70_26"><text:s/></text:span><text:span text:style-name="T70_27">his</text:span><text:span text:style-name="T70_28"><text:s/></text:span><text:span text:style-name="T70_29">duty</text:span><text:span text:style-name="T70_30">.</text:span></text:p>
            </text:list-item>
            <text:list-item>
              <text:p text:style-name="P71"><text:span text:style-name="T71_1">Fast</text:span><text:span text:style-name="T71_2"><text:s/></text:span><text:span text:style-name="T71_3">healing</text:span><text:span text:style-name="T71_4"><text:s/>1</text:span></text:p>
            </text:list-item>
          </text:list>
        </text:list-item>
        <text:list-item>
          <text:p text:style-name="P72"><text:span text:style-name="T72_1">Justice</text:span></text:p>
          <text:list>
            <text:list-item>
              <text:p text:style-name="P73"><text:span text:style-name="T73_1">Ranger</text:span><text:span text:style-name="T73_2"><text:s/>(</text:span><text:span text:style-name="T73_3">executioner</text:span><text:span text:style-name="T73_4">)</text:span></text:p>
            </text:list-item>
            <text:list-item>
              <text:p text:style-name="P74"><text:span text:style-name="T74_1">Female</text:span><text:span text:style-name="T74_2"><text:s/></text:span><text:span text:style-name="T74_3">Far</text:span><text:span text:style-name="T74_4"><text:s/></text:span><text:span text:style-name="T74_5">and</text:span><text:span text:style-name="T74_6"><text:s/></text:span><text:span text:style-name="T74_7">deep</text:span></text:p>
            </text:list-item>
            <text:list-item>
              <text:p text:style-name="P75"><text:span text:style-name="T75_1">Can</text:span><text:span text:style-name="T75_2"><text:s/></text:span><text:span text:style-name="T75_3">directly</text:span><text:span text:style-name="T75_4"><text:s/></text:span><text:span text:style-name="T75_5">access</text:span><text:span text:style-name="T75_6"><text:s/></text:span><text:span text:style-name="T75_7">ICI</text:span><text:span text:style-name="T75_8"><text:s/></text:span><text:span text:style-name="T75_9">but</text:span><text:span text:style-name="T75_10"><text:s/></text:span><text:span text:style-name="T75_11">must</text:span><text:span text:style-name="T75_12"><text:s/></text:span><text:span text:style-name="T75_13">do</text:span><text:span text:style-name="T75_14"><text:s/></text:span><text:span text:style-name="T75_15">so</text:span><text:span text:style-name="T75_16"><text:s/></text:span><text:span text:style-name="T75_17">in</text:span><text:span text:style-name="T75_18"><text:s/></text:span><text:span text:style-name="T75_19">a</text:span><text:span text:style-name="T75_20"><text:s/></text:span><text:span text:style-name="T75_21">reflection</text:span></text:p>
            </text:list-item>
          </text:list>
        </text:list-item>
        <text:list-item>
          <text:p text:style-name="P76"><text:span text:style-name="T76_1">The</text:span><text:span text:style-name="T76_2"><text:s/></text:span><text:span text:style-name="T76_3">Hermit</text:span></text:p>
          <text:list>
            <text:list-item>
              <text:p text:style-name="P77"><text:span text:style-name="T77_1">Wizard</text:span></text:p>
            </text:list-item>
            <text:list-item>
              <text:p text:style-name="P78"><text:span text:style-name="T78_1">Male</text:span><text:span text:style-name="T78_2"><text:s/></text:span><text:span text:style-name="T78_3">Great</text:span><text:span text:style-name="T78_4"><text:s/></text:span><text:span text:style-name="T78_5">Red</text:span><text:span text:style-name="T78_6"><text:s/></text:span><text:span text:style-name="T78_7">Lady</text:span></text:p>
            </text:list-item>
            <text:list-item>
              <text:p text:style-name="P79"><text:span text:style-name="T79_1">Can</text:span><text:span text:style-name="T79_2"><text:s/></text:span><text:span text:style-name="T79_3">read</text:span><text:span text:style-name="T79_4"><text:s/></text:span><text:span text:style-name="T79_5">any</text:span><text:span text:style-name="T79_6"><text:s/></text:span><text:span text:style-name="T79_7">object</text:span><text:span text:style-name="T79_8"><text:s/></text:span><text:span text:style-name="T79_9">by</text:span><text:span text:style-name="T79_10"><text:s/></text:span><text:span text:style-name="T79_11">touch</text:span><text:span text:style-name="T79_12"><text:s/></text:span><text:span text:style-name="T79_13">that</text:span><text:span text:style-name="T79_14"><text:s/></text:span><text:span text:style-name="T79_15">he</text:span><text:span text:style-name="T79_16"><text:s/></text:span><text:span text:style-name="T79_17">owns</text:span><text:span text:style-name="T79_18"><text:s/></text:span><text:span text:style-name="T79_19">or</text:span><text:span text:style-name="T79_20"><text:s/></text:span><text:span text:style-name="T79_21">is</text:span><text:span text:style-name="T79_22"><text:s/></text:span><text:span text:style-name="T79_23">given</text:span><text:span text:style-name="T79_24"><text:s/></text:span><text:span text:style-name="T79_25">explicit</text:span><text:span text:style-name="T79_26"><text:s/></text:span><text:span text:style-name="T79_27">access</text:span><text:span text:style-name="T79_28"><text:s/></text:span><text:span text:style-name="T79_29">to</text:span><text:span text:style-name="T79_30">.</text:span></text:p>
            </text:list-item>
          </text:list>
        </text:list-item>
        <text:list-item>
          <text:p text:style-name="P80"><text:span text:style-name="T80_1">Wheel</text:span><text:span text:style-name="T80_2"><text:s/></text:span><text:span text:style-name="T80_3">of</text:span><text:span text:style-name="T80_4"><text:s/></text:span><text:span text:style-name="T80_5">Fortune</text:span><text:span text:style-name="T80_6"><text:s/>-<text:s/></text:span><text:span text:style-name="T80_7">S</text:span></text:p>
          <text:list>
            <text:list-item>
              <text:p text:style-name="P81"><text:span text:style-name="T81_1">Sorc</text:span><text:span text:style-name="T81_2"><text:s/>(</text:span><text:span text:style-name="T81_3">Fey</text:span><text:span text:style-name="T81_4"><text:s/></text:span><text:span text:style-name="T81_5">bloodline</text:span><text:span text:style-name="T81_6">)</text:span></text:p>
            </text:list-item>
            <text:list-item>
              <text:p text:style-name="P82"><text:span text:style-name="T82_1">female</text:span><text:span text:style-name="T82_2"><text:s/></text:span><text:span text:style-name="T82_3">With</text:span><text:span text:style-name="T82_4"><text:s/></text:span><text:span text:style-name="T82_5">the</text:span><text:span text:style-name="T82_6"><text:s/></text:span><text:span text:style-name="T82_7">storm</text:span><text:span text:style-name="T82_8"><text:s/></text:span><text:span text:style-name="T82_9">high</text:span></text:p>
            </text:list-item>
            <text:list-item>
              <text:p text:style-name="P83"><text:span text:style-name="T83_1">Change</text:span><text:span text:style-name="T83_2"><text:s/></text:span><text:span text:style-name="T83_3">spell</text:span><text:span text:style-name="T83_4"><text:s/>-<text:s/></text:span><text:span text:style-name="T83_5">Spells</text:span><text:span text:style-name="T83_6"><text:s/></text:span><text:span text:style-name="T83_7">randomize</text:span><text:span text:style-name="T83_8"><text:s/></text:span><text:span text:style-name="T83_9">every</text:span><text:span text:style-name="T83_10"><text:s/></text:span><text:span text:style-name="T83_11">instance</text:span></text:p>
            </text:list-item>
            <text:list-item>
              <text:p text:style-name="P84"><text:span text:style-name="T84_1">Intellect</text:span><text:span text:style-name="T84_2"><text:s/></text:span><text:span text:style-name="T84_3">is</text:span><text:span text:style-name="T84_4"><text:s/></text:span><text:span text:style-name="T84_5">that</text:span><text:span text:style-name="T84_6"><text:s/></text:span><text:span text:style-name="T84_7">of</text:span><text:span text:style-name="T84_8"><text:s/></text:span><text:span text:style-name="T84_9">a</text:span><text:span text:style-name="T84_10"><text:s/></text:span><text:span text:style-name="T84_11">Lost</text:span><text:span text:style-name="T84_12"><text:s/></text:span><text:span text:style-name="T84_13">grouping</text:span></text:p>
            </text:list-item>
          </text:list>
        </text:list-item>
        <text:list-item>
          <text:p text:style-name="P85"><text:span text:style-name="T85_1">Strength</text:span></text:p>
          <text:list>
            <text:list-item>
              <text:p text:style-name="P86"><text:span text:style-name="T86_1">Paladin</text:span></text:p>
            </text:list-item>
            <text:list-item>
              <text:p text:style-name="P87"><text:span text:style-name="T87_1">Male</text:span><text:span text:style-name="T87_2"><text:s/></text:span><text:span text:style-name="T87_3">Far</text:span><text:span text:style-name="T87_4"><text:s/>&amp;<text:s/></text:span><text:span text:style-name="T87_5">Deep</text:span></text:p>
            </text:list-item>
            <text:list-item>
              <text:p text:style-name="P88"><text:span text:style-name="T88_1">Immune</text:span><text:span text:style-name="T88_2"><text:s/></text:span><text:span text:style-name="T88_3">to</text:span><text:span text:style-name="T88_4"><text:s/></text:span><text:span text:style-name="T88_5">mind</text:span><text:span text:style-name="T88_6">-</text:span><text:span text:style-name="T88_7">affecting</text:span><text:span text:style-name="T88_8"><text:s/></text:span><text:span text:style-name="T88_9">spells</text:span><text:span text:style-name="T88_10"><text:s/></text:span><text:span text:style-name="T88_11">while</text:span><text:span text:style-name="T88_12"><text:s/></text:span><text:span text:style-name="T88_13">concentrating</text:span><text:span text:style-name="T88_14">.</text:span></text:p>
            </text:list-item>
          </text:list>
        </text:list-item>
        <text:list-item>
          <text:p text:style-name="P89"><text:span text:style-name="T89_1">The</text:span><text:span text:style-name="T89_2"><text:s/></text:span><text:span text:style-name="T89_3">Hanged</text:span><text:span text:style-name="T89_4"><text:s/></text:span><text:span text:style-name="T89_5">Man</text:span></text:p>
          <text:list>
            <text:list-item>
              <text:p text:style-name="P90"><text:span text:style-name="T90_1">Druid</text:span></text:p>
            </text:list-item>
            <text:list-item>
              <text:p text:style-name="P91"><text:span text:style-name="T91_1">The</text:span><text:span text:style-name="T91_2"><text:s/></text:span><text:span text:style-name="T91_3">Great</text:span><text:span text:style-name="T91_4"><text:s/></text:span><text:span text:style-name="T91_5">Red</text:span><text:span text:style-name="T91_6"><text:s/></text:span><text:span text:style-name="T91_7">lady</text:span><text:span text:style-name="T91_8"><text:s/></text:span><text:span text:style-name="T91_9">female</text:span></text:p>
            </text:list-item>
            <text:list-item>
              <text:p text:style-name="P92"><text:span text:style-name="T92_1">Can</text:span><text:span text:style-name="T92_2"><text:s/></text:span><text:span text:style-name="T92_3">trade</text:span><text:span text:style-name="T92_4"><text:s/></text:span><text:span text:style-name="T92_5">one</text:span><text:span text:style-name="T92_6"><text:s/></text:span><text:span text:style-name="T92_7">life</text:span><text:span text:style-name="T92_8"><text:s/></text:span><text:span text:style-name="T92_9">for</text:span><text:span text:style-name="T92_10"><text:s/></text:span><text:span text:style-name="T92_11">any</text:span><text:span text:style-name="T92_12"><text:s/></text:span><text:span text:style-name="T92_13">alternate</text:span><text:span text:style-name="T92_14"><text:s/></text:span><text:span text:style-name="T92_15">using</text:span><text:span text:style-name="T92_16"><text:s/></text:span><text:span text:style-name="T92_17">another</text:span><text:span text:style-name="T92_18"><text:s/></text:span><text:span text:style-name="T92_19">seed</text:span><text:span text:style-name="T92_20">.<text:s/></text:span><text:span text:style-name="T92_21">In</text:span><text:span text:style-name="T92_22"><text:s/></text:span><text:span text:style-name="T92_23">intelligent</text:span><text:span text:style-name="T92_24"><text:s/></text:span><text:span text:style-name="T92_25">creatures</text:span><text:span text:style-name="T92_26"><text:s/></text:span><text:span text:style-name="T92_27">it</text:span><text:span text:style-name="T92_28"><text:s/></text:span><text:span text:style-name="T92_29">creates</text:span><text:span text:style-name="T92_30"><text:s/></text:span><text:span text:style-name="T92_31">a</text:span><text:span text:style-name="T92_32"><text:s/></text:span><text:span text:style-name="T92_33">spectre</text:span><text:span text:style-name="T92_34">.</text:span></text:p>
            </text:list-item>
          </text:list>
        </text:list-item>
        <text:list-item>
          <text:p text:style-name="P93"><text:span text:style-name="T93_1">Death</text:span><text:span text:style-name="T93_2"><text:s/>*</text:span></text:p>
          <text:list>
            <text:list-item>
              <text:p text:style-name="P94"><text:span text:style-name="T94_1">The</text:span><text:span text:style-name="T94_2"><text:s/></text:span><text:span text:style-name="T94_3">yellow</text:span><text:span text:style-name="T94_4">,<text:s/></text:span><text:span text:style-name="T94_5">Male</text:span></text:p>
            </text:list-item>
          </text:list>
        </text:list-item>
        <text:list-item>
          <text:p text:style-name="P95"><text:span text:style-name="T95_1">Temperance</text:span></text:p>
          <text:list>
            <text:list-item>
              <text:p text:style-name="P96"><text:span text:style-name="T96_1">Cleric</text:span><text:span text:style-name="T96_2"><text:s/>(</text:span><text:span text:style-name="T96_3">bleeder</text:span><text:span text:style-name="T96_4">)</text:span></text:p>
            </text:list-item>
            <text:list-item>
              <text:p text:style-name="P97"><text:span text:style-name="T97_1">female</text:span><text:span text:style-name="T97_2"><text:s/></text:span><text:span text:style-name="T97_3">with</text:span><text:span text:style-name="T97_4"><text:s/></text:span><text:span text:style-name="T97_5">the</text:span><text:span text:style-name="T97_6"><text:s/></text:span><text:span text:style-name="T97_7">storm</text:span><text:span text:style-name="T97_8"><text:s/></text:span><text:span text:style-name="T97_9">high</text:span></text:p>
            </text:list-item>
            <text:list-item>
              <text:p text:style-name="P98"><text:span text:style-name="T98_1">Can</text:span><text:span text:style-name="T98_2"><text:s/></text:span><text:span text:style-name="T98_3">resurrect</text:span><text:span text:style-name="T98_4"><text:s/></text:span><text:span text:style-name="T98_5">nonintelligent</text:span><text:span text:style-name="T98_6"><text:s/></text:span><text:span text:style-name="T98_7">animal</text:span><text:span text:style-name="T98_8"><text:s/></text:span><text:span text:style-name="T98_9">bodies</text:span><text:span text:style-name="T98_10"><text:s/></text:span><text:span text:style-name="T98_11">smaller</text:span><text:span text:style-name="T98_12"><text:s/></text:span><text:span text:style-name="T98_13">than</text:span><text:span text:style-name="T98_14"><text:s/></text:span><text:span text:style-name="T98_15">herself</text:span><text:span text:style-name="T98_16">.<text:s/></text:span><text:span text:style-name="T98_17">Those</text:span><text:span text:style-name="T98_18"><text:s/></text:span><text:span text:style-name="T98_19">murdered</text:span><text:span text:style-name="T98_20"><text:s/></text:span><text:span text:style-name="T98_21">by</text:span><text:span text:style-name="T98_22"><text:s/></text:span><text:span text:style-name="T98_23">the</text:span><text:span text:style-name="T98_24"><text:s/></text:span><text:span text:style-name="T98_25">intelligent</text:span><text:span text:style-name="T98_26"><text:s/></text:span><text:span text:style-name="T98_27">become</text:span><text:span text:style-name="T98_28"><text:s/></text:span><text:span text:style-name="T98_29">Lost</text:span><text:span text:style-name="T98_30">.</text:span></text:p>
            </text:list-item>
          </text:list>
        </text:list-item>
        <text:list-item>
          <text:p text:style-name="P99"><text:span text:style-name="T99_1">The</text:span><text:span text:style-name="T99_2"><text:s/></text:span><text:span text:style-name="T99_3">Devil</text:span><text:span text:style-name="T99_4"><text:s text:c="2"/>-<text:s/></text:span><text:span text:style-name="T99_5">S</text:span></text:p>
          <text:list>
            <text:list-item>
              <text:p text:style-name="P100"><text:span text:style-name="T100_1">Berserker</text:span></text:p>
            </text:list-item>
            <text:list-item>
              <text:p text:style-name="P101"><text:span text:style-name="T101_1">Hermaphrodite</text:span><text:span text:style-name="T101_2"><text:s/></text:span><text:span text:style-name="T101_3">Spiker</text:span></text:p>
            </text:list-item>
            <text:list-item>
              <text:p text:style-name="P102"><text:span text:style-name="T102_1">Can</text:span><text:span text:style-name="T102_2"><text:s/></text:span><text:span text:style-name="T102_3">locate</text:span><text:span text:style-name="T102_4"><text:s/></text:span><text:span text:style-name="T102_5">any</text:span><text:span text:style-name="T102_6"><text:s/></text:span><text:span text:style-name="T102_7">target</text:span><text:span text:style-name="T102_8"><text:s/></text:span><text:span text:style-name="T102_9">zie</text:span><text:span text:style-name="T102_10"><text:s/></text:span><text:span text:style-name="T102_11">knows</text:span><text:span text:style-name="T102_12"><text:s/></text:span><text:span text:style-name="T102_13">the</text:span><text:span text:style-name="T102_14"><text:s/></text:span><text:span text:style-name="T102_15">full</text:span><text:span text:style-name="T102_16"><text:s/></text:span><text:span text:style-name="T102_17">name</text:span><text:span text:style-name="T102_18"><text:s/></text:span><text:span text:style-name="T102_19">of</text:span><text:span text:style-name="T102_20">.</text:span></text:p>
            </text:list-item>
            <text:list-item>
              <text:p text:style-name="P103"><text:span text:style-name="T103_1">Has</text:span><text:span text:style-name="T103_2"><text:s/></text:span><text:span text:style-name="T103_3">self</text:span><text:span text:style-name="T103_4">-</text:span><text:span text:style-name="T103_5">control</text:span><text:span text:style-name="T103_6"><text:s/></text:span><text:span text:style-name="T103_7">but</text:span><text:span text:style-name="T103_8"><text:s/></text:span><text:span text:style-name="T103_9">chooses</text:span><text:span text:style-name="T103_10"><text:s/></text:span><text:span text:style-name="T103_11">not</text:span><text:span text:style-name="T103_12"><text:s/></text:span><text:span text:style-name="T103_13">to</text:span><text:span text:style-name="T103_14">.</text:span></text:p>
            </text:list-item>
          </text:list>
        </text:list-item>
        <text:list-item>
          <text:p text:style-name="P104"><text:span text:style-name="T104_1">The</text:span><text:span text:style-name="T104_2"><text:s/></text:span><text:span text:style-name="T104_3">Tower</text:span></text:p>
          <text:list>
            <text:list-item>
              <text:p text:style-name="P105"><text:span text:style-name="T105_1">Sorcerer</text:span><text:span text:style-name="T105_2"><text:s/>(</text:span><text:span text:style-name="T105_3">undead</text:span><text:span text:style-name="T105_4"><text:s/></text:span><text:span text:style-name="T105_5">bloodline</text:span><text:span text:style-name="T105_6">)</text:span></text:p>
            </text:list-item>
            <text:list-item>
              <text:p text:style-name="P106"><text:span text:style-name="T106_1">the</text:span><text:span text:style-name="T106_2"><text:s/></text:span><text:span text:style-name="T106_3">great</text:span><text:span text:style-name="T106_4"><text:s/></text:span><text:span text:style-name="T106_5">red</text:span><text:span text:style-name="T106_6"><text:s/></text:span><text:span text:style-name="T106_7">lady</text:span><text:span text:style-name="T106_8"><text:s/></text:span><text:span text:style-name="T106_9">female</text:span></text:p>
            </text:list-item>
            <text:list-item>
              <text:p text:style-name="P107"><text:span text:style-name="T107_1">Make</text:span><text:span text:style-name="T107_2"><text:s/></text:span><text:span text:style-name="T107_3">lights</text:span><text:span text:style-name="T107_4">/</text:span><text:span text:style-name="T107_5">fire</text:span><text:span text:style-name="T107_6"><text:s/></text:span><text:span text:style-name="T107_7">explode</text:span><text:span text:style-name="T107_8"><text:s/></text:span><text:span text:style-name="T107_9">into</text:span><text:span text:style-name="T107_10"><text:s/></text:span><text:span text:style-name="T107_11">an</text:span><text:span text:style-name="T107_12"><text:s/></text:span><text:span text:style-name="T107_13">energy</text:span><text:span text:style-name="T107_14"><text:s/></text:span><text:span text:style-name="T107_15">burst</text:span></text:p>
              <text:list>
                <text:list-item>
                  <text:p text:style-name="P108"><text:span text:style-name="T108_1">explodes</text:span><text:span text:style-name="T108_2"><text:s/></text:span><text:span text:style-name="T108_3">into</text:span><text:span text:style-name="T108_4"><text:s/></text:span><text:span text:style-name="T108_5">negative</text:span><text:span text:style-name="T108_6"><text:s/></text:span><text:span text:style-name="T108_7">energy</text:span><text:span text:style-name="T108_8">,<text:s/></text:span><text:span text:style-name="T108_9">or</text:span><text:span text:style-name="T108_10"><text:s/></text:span><text:span text:style-name="T108_11">upside</text:span><text:span text:style-name="T108_12"><text:s/></text:span><text:span text:style-name="T108_13">down</text:span><text:span text:style-name="T108_14"><text:s/></text:span><text:span text:style-name="T108_15">into</text:span><text:span text:style-name="T108_16"><text:s/></text:span><text:span text:style-name="T108_17">positive</text:span><text:span text:style-name="T108_18"><text:s/></text:span><text:span text:style-name="T108_19">energy</text:span></text:p>
                </text:list-item>
                <text:list-item>
                  <text:p text:style-name="P109"><text:span text:style-name="T109_1">1/</text:span><text:span text:style-name="T109_2">level</text:span></text:p>
                </text:list-item>
                <text:list-item>
                  <text:p text:style-name="P110"><text:span text:style-name="T110_1">as</text:span><text:span text:style-name="T110_2"><text:s/></text:span><text:span text:style-name="T110_3">fireball</text:span></text:p>
                </text:list-item>
              </text:list>
            </text:list-item>
          </text:list>
        </text:list-item>
        <text:list-item>
          <text:p text:style-name="P111"><text:span text:style-name="T111_1">The</text:span><text:span text:style-name="T111_2"><text:s/></text:span><text:span text:style-name="T111_3">Star</text:span><text:span text:style-name="T111_4"><text:s/>*</text:span></text:p>
          <text:list>
            <text:list-item>
              <text:p text:style-name="P112"><text:span text:style-name="T112_1">Psion</text:span><text:span text:style-name="T112_2"><text:s/>(</text:span><text:span text:style-name="T112_3">psychoportation</text:span><text:span text:style-name="T112_4">)</text:span></text:p>
            </text:list-item>
            <text:list-item>
              <text:p text:style-name="P113"><text:span text:style-name="T113_1">Male</text:span><text:span text:style-name="T113_2"><text:s/></text:span><text:span text:style-name="T113_3">Far</text:span><text:span text:style-name="T113_4"><text:s/></text:span><text:span text:style-name="T113_5">and</text:span><text:span text:style-name="T113_6"><text:s/></text:span><text:span text:style-name="T113_7">deep</text:span></text:p>
            </text:list-item>
            <text:list-item>
              <text:p text:style-name="P114"><text:span text:style-name="T114_1">Can</text:span><text:span text:style-name="T114_2"><text:s/></text:span><text:span text:style-name="T114_3">teleport</text:span><text:span text:style-name="T114_4"><text:s/></text:span><text:span text:style-name="T114_5">others</text:span><text:span text:style-name="T114_6"><text:s/></text:span><text:span text:style-name="T114_7">to</text:span><text:span text:style-name="T114_8"><text:s/></text:span><text:span text:style-name="T114_9">place</text:span><text:span text:style-name="T114_10"><text:s/></text:span><text:span text:style-name="T114_11">beyond</text:span><text:span text:style-name="T114_12"><text:s/></text:span><text:span text:style-name="T114_13">the</text:span><text:span text:style-name="T114_14"><text:s/></text:span><text:span text:style-name="T114_15">world</text:span><text:span text:style-name="T114_16"><text:s/></text:span><text:span text:style-name="T114_17">using</text:span><text:span text:style-name="T114_18"><text:s/></text:span><text:span text:style-name="T114_19">any</text:span><text:span text:style-name="T114_20"><text:s/></text:span><text:span text:style-name="T114_21">doorway</text:span><text:span text:style-name="T114_22"><text:s/></text:span><text:span text:style-name="T114_23">and</text:span><text:span text:style-name="T114_24"><text:s/></text:span><text:span text:style-name="T114_25">the</text:span><text:span text:style-name="T114_26"><text:s/></text:span><text:span text:style-name="T114_27">underworks</text:span></text:p>
            </text:list-item>
            <text:list-item>
              <text:p text:style-name="P115"><text:span text:style-name="T115_1">When</text:span><text:span text:style-name="T115_2"><text:s/></text:span><text:span text:style-name="T115_3">teleporting</text:span><text:span text:style-name="T115_4"><text:s/></text:span><text:span text:style-name="T115_5">other</text:span><text:span text:style-name="T115_6"><text:s/></text:span><text:span text:style-name="T115_7">individuals</text:span><text:span text:style-name="T115_8"><text:s/></text:span><text:span text:style-name="T115_9">Lost</text:span><text:span text:style-name="T115_10"><text:s/></text:span><text:span text:style-name="T115_11">take</text:span><text:span text:style-name="T115_12"><text:s/></text:span><text:span text:style-name="T115_13">their</text:span><text:span text:style-name="T115_14"><text:s/></text:span><text:span text:style-name="T115_15">place</text:span><text:span text:style-name="T115_16">.</text:span></text:p>
            </text:list-item>
          </text:list>
        </text:list-item>
        <text:list-item>
          <text:p text:style-name="P116"><text:span text:style-name="T116_1">The</text:span><text:span text:style-name="T116_2"><text:s/></text:span><text:span text:style-name="T116_3">Moon</text:span></text:p>
          <text:list>
            <text:list-item>
              <text:p text:style-name="P117"><text:span text:style-name="T117_1">Wizard</text:span><text:span text:style-name="T117_2"><text:s/></text:span><text:span text:style-name="T117_3">Illusionist</text:span></text:p>
            </text:list-item>
            <text:list-item>
              <text:p text:style-name="P118"><text:span text:style-name="T118_1">Female</text:span><text:span text:style-name="T118_2"><text:s/></text:span><text:span text:style-name="T118_3">with</text:span><text:span text:style-name="T118_4"><text:s/></text:span><text:span text:style-name="T118_5">the</text:span><text:span text:style-name="T118_6"><text:s/></text:span><text:span text:style-name="T118_7">storm</text:span><text:span text:style-name="T118_8"><text:s/></text:span><text:span text:style-name="T118_9">high</text:span><text:span text:style-name="T118_10"><text:s/>(</text:span><text:span text:style-name="T118_11">anxiety</text:span><text:span text:style-name="T118_12">)</text:span></text:p>
            </text:list-item>
            <text:list-item>
              <text:p text:style-name="P119"><text:span text:style-name="T119_1">Drawings</text:span><text:span text:style-name="T119_2"><text:s/></text:span><text:span text:style-name="T119_3">come</text:span><text:span text:style-name="T119_4"><text:s/></text:span><text:span text:style-name="T119_5">alive</text:span><text:span text:style-name="T119_6"><text:s/></text:span><text:span text:style-name="T119_7">when</text:span><text:span text:style-name="T119_8"><text:s/></text:span><text:span text:style-name="T119_9">drawn</text:span><text:span text:style-name="T119_10"><text:s/></text:span><text:span text:style-name="T119_11">with</text:span><text:span text:style-name="T119_12"><text:s/></text:span><text:span text:style-name="T119_13">ink</text:span><text:span text:style-name="T119_14">.<text:s/></text:span><text:span text:style-name="T119_15">Accuracy</text:span><text:span text:style-name="T119_16"><text:s/></text:span><text:span text:style-name="T119_17">decreases</text:span><text:span text:style-name="T119_18"><text:s/></text:span><text:span text:style-name="T119_19">chance</text:span><text:span text:style-name="T119_20"><text:s/></text:span><text:span text:style-name="T119_21">of</text:span><text:span text:style-name="T119_22"><text:s/></text:span><text:span text:style-name="T119_23">side</text:span><text:span text:style-name="T119_24">-</text:span><text:span text:style-name="T119_25">effects</text:span></text:p>
            </text:list-item>
            <text:list-item>
              <text:p text:style-name="P120"><text:span text:style-name="T120_1">cannot</text:span><text:span text:style-name="T120_2"><text:s/></text:span><text:span text:style-name="T120_3">create</text:span><text:span text:style-name="T120_4"><text:s/></text:span><text:span text:style-name="T120_5">anything</text:span><text:span text:style-name="T120_6"><text:s/></text:span><text:span text:style-name="T120_7">she</text:span><text:span text:style-name="T120_8"><text:s/></text:span><text:span text:style-name="T120_9">has</text:span><text:span text:style-name="T120_10"><text:s/></text:span><text:span text:style-name="T120_11">not</text:span><text:span text:style-name="T120_12"><text:s/></text:span><text:span text:style-name="T120_13">been</text:span><text:span text:style-name="T120_14"><text:s/></text:span><text:span text:style-name="T120_15">exposed</text:span><text:span text:style-name="T120_16"><text:s/></text:span><text:span text:style-name="T120_17">to</text:span><text:span text:style-name="T120_18">.</text:span></text:p>
            </text:list-item>
          </text:list>
        </text:list-item>
        <text:list-item>
          <text:p text:style-name="P121"><text:span text:style-name="T121_1">The</text:span><text:span text:style-name="T121_2"><text:s/></text:span><text:span text:style-name="T121_3">Sun</text:span></text:p>
          <text:list>
            <text:list-item>
              <text:p text:style-name="P122"><text:span text:style-name="T122_1">Cleric</text:span><text:span text:style-name="T122_2"><text:s/>(</text:span><text:span text:style-name="T122_3">rebuke</text:span><text:span text:style-name="T122_4"><text:s/></text:span><text:span text:style-name="T122_5">healer</text:span><text:span text:style-name="T122_6">)</text:span></text:p>
            </text:list-item>
            <text:list-item>
              <text:p text:style-name="P123"><text:span text:style-name="T123_1">Male</text:span><text:span text:style-name="T123_2"><text:s/></text:span><text:span text:style-name="T123_3">Red</text:span><text:span text:style-name="T123_4"><text:s/></text:span><text:span text:style-name="T123_5">lady</text:span><text:span text:style-name="T123_6">’</text:span><text:span text:style-name="T123_7">s</text:span><text:span text:style-name="T123_8"><text:s/></text:span><text:span text:style-name="T123_9">children</text:span></text:p>
            </text:list-item>
            <text:list-item>
              <text:p text:style-name="P124"><text:span text:style-name="T124_1">can</text:span><text:span text:style-name="T124_2"><text:s/></text:span><text:span text:style-name="T124_3">take</text:span><text:span text:style-name="T124_4"><text:s/></text:span><text:span text:style-name="T124_5">on</text:span><text:span text:style-name="T124_6"><text:s/></text:span><text:span text:style-name="T124_7">others</text:span><text:span text:style-name="T124_8">’<text:s/></text:span><text:span text:style-name="T124_9">wounds</text:span><text:span text:style-name="T124_10"><text:s/></text:span><text:span text:style-name="T124_11">until</text:span><text:span text:style-name="T124_12"><text:s/></text:span><text:span text:style-name="T124_13">passing</text:span><text:span text:style-name="T124_14"><text:s/></text:span><text:span text:style-name="T124_15">out</text:span></text:p>
            </text:list-item>
          </text:list>
        </text:list-item>
        <text:list-item>
          <text:p text:style-name="P125"><text:span text:style-name="T125_1">Judgement</text:span></text:p>
          <text:list>
            <text:list-item>
              <text:p text:style-name="P126"><text:span text:style-name="T126_1">Ranger</text:span><text:span text:style-name="T126_2"><text:s/>(</text:span><text:span text:style-name="T126_3">melee</text:span><text:span text:style-name="T126_4"><text:s/></text:span><text:span text:style-name="T126_5">enforcer</text:span><text:span text:style-name="T126_6">)</text:span></text:p>
            </text:list-item>
            <text:list-item>
              <text:p text:style-name="P127"><text:span text:style-name="T127_1">Female</text:span><text:span text:style-name="T127_2"><text:s/></text:span><text:span text:style-name="T127_3">with</text:span><text:span text:style-name="T127_4"><text:s/></text:span><text:span text:style-name="T127_5">the</text:span><text:span text:style-name="T127_6"><text:s/></text:span><text:span text:style-name="T127_7">storm</text:span><text:span text:style-name="T127_8"><text:s/></text:span><text:span text:style-name="T127_9">high</text:span></text:p>
            </text:list-item>
            <text:list-item>
              <text:p text:style-name="P128"><text:span text:style-name="T128_1">Can</text:span><text:span text:style-name="T128_2"><text:s/></text:span><text:span text:style-name="T128_3">cause</text:span><text:span text:style-name="T128_4"><text:s/></text:span><text:span text:style-name="T128_5">others</text:span><text:span text:style-name="T128_6"><text:s/></text:span><text:span text:style-name="T128_7">to</text:span><text:span text:style-name="T128_8"><text:s/></text:span><text:span text:style-name="T128_9">be</text:span><text:span text:style-name="T128_10"><text:s/></text:span><text:span text:style-name="T128_11">reborn</text:span><text:span text:style-name="T128_12"><text:s/></text:span><text:span text:style-name="T128_13">as</text:span><text:span text:style-name="T128_14"><text:s/></text:span><text:span text:style-name="T128_15">the</text:span><text:span text:style-name="T128_16"><text:s/></text:span><text:span text:style-name="T128_17">red</text:span><text:span text:style-name="T128_18"><text:s/></text:span><text:span text:style-name="T128_19">lady</text:span><text:span text:style-name="T128_20">’</text:span><text:span text:style-name="T128_21">s</text:span><text:span text:style-name="T128_22"><text:s/></text:span><text:span text:style-name="T128_23">children</text:span><text:span text:style-name="T128_24">.<text:s/></text:span><text:span text:style-name="T128_25">Needs</text:span><text:span text:style-name="T128_26"><text:s/></text:span><text:span text:style-name="T128_27">any</text:span><text:span text:style-name="T128_28"><text:s/></text:span><text:span text:style-name="T128_29">egg</text:span><text:span text:style-name="T128_30">,<text:s/></text:span><text:span text:style-name="T128_31">consent</text:span><text:span text:style-name="T128_32"><text:s/></text:span><text:span text:style-name="T128_33">in</text:span><text:span text:style-name="T128_34"><text:s/></text:span><text:span text:style-name="T128_35">blood</text:span><text:span text:style-name="T128_36"><text:s/></text:span><text:span text:style-name="T128_37">writ</text:span><text:span text:style-name="T128_38">,<text:s/></text:span><text:span text:style-name="T128_39">and</text:span><text:span text:style-name="T128_40"><text:s/></text:span><text:span text:style-name="T128_41">water</text:span><text:span text:style-name="T128_42">.</text:span></text:p>
            </text:list-item>
          </text:list>
        </text:list-item>
        <text:list-item>
          <text:p text:style-name="P129"><text:span text:style-name="T129_1">The</text:span><text:span text:style-name="T129_2"><text:s/></text:span><text:span text:style-name="T129_3">world</text:span><text:span text:style-name="T129_4"><text:s/>*</text:span></text:p>
          <text:list>
            <text:list-item>
              <text:p text:style-name="P130"><text:span text:style-name="T130_1">Rogue</text:span></text:p>
            </text:list-item>
            <text:list-item>
              <text:p text:style-name="P131"><text:span text:style-name="T131_1">Neuter</text:span><text:span text:style-name="T131_2"><text:s/></text:span><text:span text:style-name="T131_3">The</text:span><text:span text:style-name="T131_4"><text:s/></text:span><text:span text:style-name="T131_5">great</text:span><text:span text:style-name="T131_6"><text:s/></text:span><text:span text:style-name="T131_7">red</text:span><text:span text:style-name="T131_8"><text:s/></text:span><text:span text:style-name="T131_9">lady</text:span></text:p>
            </text:list-item>
            <text:list-item>
              <text:p text:style-name="P132"><text:span text:style-name="T132_1">Is</text:span><text:span text:style-name="T132_2"><text:s/></text:span><text:span text:style-name="T132_3">Kreen</text:span><text:span text:style-name="T132_4"><text:s/></text:span><text:span text:style-name="T132_5">but</text:span><text:span text:style-name="T132_6"><text:s/></text:span><text:span text:style-name="T132_7">can</text:span><text:span text:style-name="T132_8"><text:s/></text:span><text:span text:style-name="T132_9">feel</text:span><text:span text:style-name="T132_10"><text:s/></text:span><text:span text:style-name="T132_11">and</text:span><text:span text:style-name="T132_12"><text:s/></text:span><text:span text:style-name="T132_13">taste</text:span></text:p>
            </text:list-item>
          </text:list>
        </text:list-item>
      </text:list>
      <text:p text:style-name="P133"/>
      <text:p text:style-name="P134"><text:span text:style-name="T134_1">Minor</text:span><text:span text:style-name="T134_2"><text:s/></text:span><text:span text:style-name="T134_3">Arcana</text:span></text:p>
      <text:list text:style-name="LS2" xml:id="list127">
        <text:list-item>
          <text:p text:style-name="P135"><text:span text:style-name="T135_1">Wands</text:span><text:span text:style-name="T135_2">/</text:span><text:span text:style-name="T135_3">batons</text:span><text:span text:style-name="T135_4">/</text:span><text:span text:style-name="T135_5">clubs</text:span><text:span text:style-name="T135_6">/</text:span><text:span text:style-name="T135_7">stabes</text:span><text:span text:style-name="T135_8"><text:s/>[</text:span><text:span text:style-name="T135_9">Fire</text:span><text:span text:style-name="T135_10">]<text:s/>-<text:s/></text:span><text:span text:style-name="T135_11">Creativity</text:span><text:span text:style-name="T135_12"><text:s/></text:span><text:span text:style-name="T135_13">and</text:span><text:span text:style-name="T135_14"><text:s/></text:span><text:span text:style-name="T135_15">will</text:span><text:span text:style-name="T135_16"><text:s/>-<text:s/></text:span><text:span text:style-name="T135_17">Transmutation</text:span><text:span text:style-name="T135_18"><text:s/></text:span><text:span text:style-name="T135_19">And</text:span><text:span text:style-name="T135_20"><text:s/></text:span><text:span text:style-name="T135_21">Evocation</text:span></text:p>
          <text:list>
            <text:list-item>
              <text:p text:style-name="P136"><text:span text:style-name="T136_1">Two</text:span><text:span text:style-name="T136_2"><text:s/>-<text:s/>0<text:s/>-<text:s/></text:span><text:span text:style-name="T136_3">Mending</text:span><text:span text:style-name="T136_4"><text:s/>-<text:s/></text:span><text:span text:style-name="T136_5">Open</text:span><text:span text:style-name="T136_6">/</text:span><text:span text:style-name="T136_7">Close</text:span><text:span text:style-name="T136_8"><text:s/>[</text:span><text:span text:style-name="T136_9">INV</text:span><text:span text:style-name="T136_10">]<text:s/></text:span><text:span text:style-name="T136_11">Mage</text:span><text:span text:style-name="T136_12"><text:s/></text:span><text:span text:style-name="T136_13">hand</text:span><text:span text:style-name="T136_14"><text:s/>-<text:s/></text:span><text:span text:style-name="T136_15">Message</text:span></text:p>
            </text:list-item>
            <text:list-item>
              <text:p text:style-name="P137"><text:span text:style-name="T137_1">Three</text:span><text:span text:style-name="T137_2"><text:s/>-<text:s/>1<text:s/>-<text:s/></text:span><text:span text:style-name="T137_3">Floating</text:span><text:span text:style-name="T137_4"><text:s/></text:span><text:span text:style-name="T137_5">Disk</text:span><text:span text:style-name="T137_6"><text:s/>[</text:span><text:span text:style-name="T137_7">INV</text:span><text:span text:style-name="T137_8">]<text:s/></text:span><text:span text:style-name="T137_9">Expeditious</text:span><text:span text:style-name="T137_10"><text:s/></text:span><text:span text:style-name="T137_11">Retreat</text:span></text:p>
            </text:list-item>
            <text:list-item>
              <text:p text:style-name="P138"><text:span text:style-name="T138_1">Four</text:span><text:span text:style-name="T138_2"><text:s/>-<text:s/>1<text:s/>-<text:s/></text:span><text:span text:style-name="T138_3">Jump</text:span><text:span text:style-name="T138_4"><text:s/>[</text:span><text:span text:style-name="T138_5">INV</text:span><text:span text:style-name="T138_6">]<text:s/></text:span><text:span text:style-name="T138_7">Animate</text:span><text:span text:style-name="T138_8"><text:s/></text:span><text:span text:style-name="T138_9">Rope</text:span></text:p>
            </text:list-item>
            <text:list-item>
              <text:p text:style-name="P139"><text:span text:style-name="T139_1">Five</text:span><text:span text:style-name="T139_2"><text:s/>-<text:s/>2<text:s/>-<text:s/></text:span><text:span text:style-name="T139_3">Pyrotechnics</text:span><text:span text:style-name="T139_4"><text:s/>[</text:span><text:span text:style-name="T139_5">INV</text:span><text:span text:style-name="T139_6">]<text:s/></text:span><text:span text:style-name="T139_7">Flaming</text:span><text:span text:style-name="T139_8"><text:s/></text:span><text:span text:style-name="T139_9">Sphere</text:span></text:p>
            </text:list-item>
            <text:list-item>
              <text:p text:style-name="P140"><text:span text:style-name="T140_1">Six</text:span><text:span text:style-name="T140_2"><text:s/>-<text:s/>2<text:s/>-<text:s/></text:span><text:span text:style-name="T140_3">Bear</text:span><text:span text:style-name="T140_4">’</text:span><text:span text:style-name="T140_5">s</text:span><text:span text:style-name="T140_6"><text:s/></text:span><text:span text:style-name="T140_7">Endurance</text:span><text:span text:style-name="T140_8"><text:s/>[</text:span><text:span text:style-name="T140_9">INV</text:span><text:span text:style-name="T140_10">]<text:s/></text:span><text:span text:style-name="T140_11">Owl</text:span><text:span text:style-name="T140_12">’</text:span><text:span text:style-name="T140_13">s</text:span><text:span text:style-name="T140_14"><text:s/></text:span><text:span text:style-name="T140_15">Wisdom</text:span></text:p>
            </text:list-item>
            <text:list-item>
              <text:p text:style-name="P141"><text:span text:style-name="T141_1">Seven</text:span><text:span text:style-name="T141_2"><text:s/>-<text:s/>3<text:s/>-<text:s/></text:span><text:span text:style-name="T141_3">Haste</text:span><text:span text:style-name="T141_4"><text:s/>[</text:span><text:span text:style-name="T141_5">INV</text:span><text:span text:style-name="T141_6">]<text:s/></text:span><text:span text:style-name="T141_7">Slow</text:span></text:p>
            </text:list-item>
            <text:list-item>
              <text:p text:style-name="P142"><text:span text:style-name="T142_1">Eight</text:span><text:span text:style-name="T142_2"><text:s/>-<text:s/>3<text:s/>-<text:s/></text:span><text:span text:style-name="T142_3">Tiny</text:span><text:span text:style-name="T142_4"><text:s/></text:span><text:span text:style-name="T142_5">Hut</text:span><text:span text:style-name="T142_6"><text:s/>[</text:span><text:span text:style-name="T142_7">INV</text:span><text:span text:style-name="T142_8">]<text:s/></text:span><text:span text:style-name="T142_9">Gaseous</text:span><text:span text:style-name="T142_10"><text:s/></text:span><text:span text:style-name="T142_11">Form</text:span></text:p>
            </text:list-item>
            <text:list-item>
              <text:p text:style-name="P143"><text:span text:style-name="T143_1">Nine</text:span><text:span text:style-name="T143_2"><text:s/>-<text:s/>4<text:s/>-<text:s/></text:span><text:span text:style-name="T143_3">Wall</text:span><text:span text:style-name="T143_4"><text:s/></text:span><text:span text:style-name="T143_5">of</text:span><text:span text:style-name="T143_6"><text:s/></text:span><text:span text:style-name="T143_7">Fire</text:span><text:span text:style-name="T143_8"><text:s/>[</text:span><text:span text:style-name="T143_9">INV</text:span><text:span text:style-name="T143_10">]<text:s text:c="2"/></text:span><text:span text:style-name="T143_11">Wall</text:span><text:span text:style-name="T143_12"><text:s/></text:span><text:span text:style-name="T143_13">of</text:span><text:span text:style-name="T143_14"><text:s/></text:span><text:span text:style-name="T143_15">Ice</text:span></text:p>
            </text:list-item>
            <text:list-item>
              <text:p text:style-name="P144"><text:span text:style-name="T144_1">Ten</text:span><text:span text:style-name="T144_2"><text:s/>-<text:s/>4<text:s/>-<text:s/></text:span><text:span text:style-name="T144_3">Stone</text:span><text:span text:style-name="T144_4"><text:s/></text:span><text:span text:style-name="T144_5">Shape</text:span><text:span text:style-name="T144_6"><text:s/>[</text:span><text:span text:style-name="T144_7">INV</text:span><text:span text:style-name="T144_8">]<text:s/></text:span><text:span text:style-name="T144_9">Resilient</text:span><text:span text:style-name="T144_10"><text:s/></text:span><text:span text:style-name="T144_11">Sphere</text:span></text:p>
            </text:list-item>
            <text:list-item>
              <text:p text:style-name="P145"><text:span text:style-name="T145_1">Page</text:span><text:span text:style-name="T145_2"><text:s/>(</text:span><text:span text:style-name="T145_3">Jack</text:span><text:span text:style-name="T145_4">)<text:s/>-<text:s/>5<text:s/>-<text:s/></text:span><text:span text:style-name="T145_5">Fabricate</text:span><text:span text:style-name="T145_6"><text:s/>[</text:span><text:span text:style-name="T145_7">INV</text:span><text:span text:style-name="T145_8">]<text:s/></text:span><text:span text:style-name="T145_9">Wall</text:span><text:span text:style-name="T145_10"><text:s/></text:span><text:span text:style-name="T145_11">of</text:span><text:span text:style-name="T145_12"><text:s/></text:span><text:span text:style-name="T145_13">Force</text:span></text:p>
            </text:list-item>
            <text:list-item>
              <text:p text:style-name="P146"><text:span text:style-name="T146_1">Knight</text:span><text:span text:style-name="T146_2"><text:s/>-<text:s/>5<text:s/>-<text:s/></text:span><text:span text:style-name="T146_3">Passwall</text:span><text:span text:style-name="T146_4"><text:s/>[</text:span><text:span text:style-name="T146_5">INV</text:span><text:span text:style-name="T146_6">]<text:s/></text:span><text:span text:style-name="T146_7">Plant</text:span><text:span text:style-name="T146_8"><text:s/></text:span><text:span text:style-name="T146_9">Shape</text:span></text:p>
            </text:list-item>
            <text:list-item>
              <text:p text:style-name="P147"><text:span text:style-name="T147_1">Queen</text:span><text:span text:style-name="T147_2"><text:s/>-<text:s/>6<text:s/>-<text:s/></text:span><text:span text:style-name="T147_3">Chain</text:span><text:span text:style-name="T147_4"><text:s/></text:span><text:span text:style-name="T147_5">Lightning</text:span><text:span text:style-name="T147_6"><text:s/>[</text:span><text:span text:style-name="T147_7">INV</text:span><text:span text:style-name="T147_8">]<text:s/></text:span><text:span text:style-name="T147_9">Flesh</text:span><text:span text:style-name="T147_10"><text:s/></text:span><text:span text:style-name="T147_11">to</text:span><text:span text:style-name="T147_12"><text:s/></text:span><text:span text:style-name="T147_13">Stone</text:span></text:p>
            </text:list-item>
            <text:list-item>
              <text:p text:style-name="P148"><text:span text:style-name="T148_1">King</text:span><text:span text:style-name="T148_2"><text:s/>-<text:s/>6<text:s/>-<text:s/></text:span><text:span text:style-name="T148_3">Transformation</text:span><text:span text:style-name="T148_4"><text:s/>[</text:span><text:span text:style-name="T148_5">INV</text:span><text:span text:style-name="T148_6">]<text:s/></text:span><text:span text:style-name="T148_7">Beast</text:span><text:span text:style-name="T148_8"><text:s/></text:span><text:span text:style-name="T148_9">Shape</text:span><text:span text:style-name="T148_10"><text:s/></text:span><text:span text:style-name="T148_11">IV</text:span></text:p>
            </text:list-item>
            <text:list-item>
              <text:p text:style-name="P149"><text:span text:style-name="T149_1">One</text:span><text:span text:style-name="T149_2"><text:s/>(</text:span><text:span text:style-name="T149_3">Ace</text:span><text:span text:style-name="T149_4">)<text:s/>-<text:s/>7<text:s/>-<text:s/></text:span><text:span text:style-name="T149_5">Polymorph</text:span><text:span text:style-name="T149_6">,<text:s/></text:span><text:span text:style-name="T149_7">Greater</text:span><text:span text:style-name="T149_8"><text:s/>[</text:span><text:span text:style-name="T149_9">INV</text:span><text:span text:style-name="T149_10">]<text:s/></text:span><text:span text:style-name="T149_11">Mage</text:span><text:span text:style-name="T149_12">’</text:span><text:span text:style-name="T149_13">s</text:span><text:span text:style-name="T149_14"><text:s/></text:span><text:span text:style-name="T149_15">Sword</text:span></text:p>
            </text:list-item>
          </text:list>
        </text:list-item>
        <text:list-item>
          <text:p text:style-name="P150"><text:span text:style-name="T150_1">Coins</text:span><text:span text:style-name="T150_2">/</text:span><text:span text:style-name="T150_3">Pentacles</text:span><text:span text:style-name="T150_4">/</text:span><text:span text:style-name="T150_5">Disks</text:span><text:span text:style-name="T150_6">/</text:span><text:span text:style-name="T150_7">Rings</text:span><text:span text:style-name="T150_8"><text:s/>[</text:span><text:span text:style-name="T150_9">Earth</text:span><text:span text:style-name="T150_10">]<text:s/>-<text:s/></text:span><text:span text:style-name="T150_11">Material</text:span><text:span text:style-name="T150_12"><text:s/></text:span><text:span text:style-name="T150_13">body</text:span><text:span text:style-name="T150_14"><text:s/></text:span><text:span text:style-name="T150_15">or</text:span><text:span text:style-name="T150_16"><text:s/></text:span><text:span text:style-name="T150_17">possessions</text:span><text:span text:style-name="T150_18"><text:s/>-<text:s/></text:span><text:span text:style-name="T150_19">Abjuration</text:span><text:span text:style-name="T150_20"><text:s/></text:span><text:span text:style-name="T150_21">and</text:span><text:span text:style-name="T150_22"><text:s/></text:span><text:span text:style-name="T150_23">Conjuration</text:span></text:p>
          <text:list>
            <text:list-item>
              <text:p text:style-name="P151"><text:span text:style-name="T151_1">Metal</text:span><text:span text:style-name="T151_2"><text:s/></text:span><text:span text:style-name="T151_3">geode</text:span><text:span text:style-name="T151_4"><text:s/></text:span><text:span text:style-name="T151_5">body</text:span><text:span text:style-name="T151_6"><text:s/></text:span><text:span text:style-name="T151_7">with</text:span><text:span text:style-name="T151_8"><text:s/></text:span><text:span text:style-name="T151_9">agardite</text:span><text:span text:style-name="T151_10"><text:s/></text:span><text:span text:style-name="T151_11">filling</text:span><text:span text:style-name="T151_12"><text:s/></text:span><text:span text:style-name="T151_13">a</text:span><text:span text:style-name="T151_14"><text:s/></text:span><text:span text:style-name="T151_15">hollow</text:span><text:span text:style-name="T151_16"><text:s/></text:span><text:span text:style-name="T151_17">body</text:span><text:span text:style-name="T151_18">.</text:span></text:p>
            </text:list-item>
            <text:list-item>
              <text:p text:style-name="P152"><text:span text:style-name="T152_1">Carries</text:span><text:span text:style-name="T152_2"><text:s/></text:span><text:span text:style-name="T152_3">her</text:span><text:span text:style-name="T152_4"><text:s/></text:span><text:span text:style-name="T152_5">pentacle</text:span><text:span text:style-name="T152_6"><text:s/></text:span><text:span text:style-name="T152_7">coin</text:span><text:span text:style-name="T152_8">(</text:span><text:span text:style-name="T152_9">s</text:span><text:span text:style-name="T152_10">)<text:s/></text:span><text:span text:style-name="T152_11">with</text:span><text:span text:style-name="T152_12"><text:s/></text:span><text:span text:style-name="T152_13">her</text:span><text:span text:style-name="T152_14">.</text:span></text:p>
            </text:list-item>
            <text:list-item>
              <text:p text:style-name="P153"><text:span text:style-name="T153_1">Two</text:span><text:span text:style-name="T153_2"><text:s/>-<text:s/>0<text:s/>-<text:s/></text:span><text:span text:style-name="T153_3">Resistance</text:span><text:span text:style-name="T153_4"><text:s/>/</text:span><text:span text:style-name="T153_5">Arcane</text:span><text:span text:style-name="T153_6"><text:s/></text:span><text:span text:style-name="T153_7">Mark</text:span><text:span text:style-name="T153_8"><text:s/>[</text:span><text:span text:style-name="T153_9">INV</text:span><text:span text:style-name="T153_10">]<text:s/></text:span><text:span text:style-name="T153_11">Acid</text:span><text:span text:style-name="T153_12"><text:s/></text:span><text:span text:style-name="T153_13">Splash</text:span><text:span text:style-name="T153_14"><text:s/>/<text:s/></text:span><text:span text:style-name="T153_15">Prestidigitation</text:span></text:p>
            </text:list-item>
            <text:list-item>
              <text:p text:style-name="P154"><text:span text:style-name="T154_1">Three</text:span><text:span text:style-name="T154_2"><text:s/>-<text:s/>1<text:s/>-<text:s/></text:span><text:span text:style-name="T154_3">Protection</text:span><text:span text:style-name="T154_4"><text:s/></text:span><text:span text:style-name="T154_5">from</text:span><text:span text:style-name="T154_6"><text:s/></text:span><text:span text:style-name="T154_7">Chaos</text:span><text:span text:style-name="T154_8"><text:s/>[</text:span><text:span text:style-name="T154_9">INV</text:span><text:span text:style-name="T154_10">]<text:s/></text:span><text:span text:style-name="T154_11">Mage</text:span><text:span text:style-name="T154_12"><text:s/></text:span><text:span text:style-name="T154_13">Armor</text:span></text:p>
            </text:list-item>
            <text:list-item>
              <text:p text:style-name="P155"><text:span text:style-name="T155_1">Four</text:span><text:span text:style-name="T155_2"><text:s/>-<text:s/>1<text:s/>-<text:s/></text:span><text:span text:style-name="T155_3">Protection</text:span><text:span text:style-name="T155_4"><text:s/></text:span><text:span text:style-name="T155_5">from</text:span><text:span text:style-name="T155_6"><text:s/></text:span><text:span text:style-name="T155_7">Evil</text:span><text:span text:style-name="T155_8"><text:s/>[</text:span><text:span text:style-name="T155_9">INV</text:span><text:span text:style-name="T155_10">]<text:s/></text:span><text:span text:style-name="T155_11">Unseen</text:span><text:span text:style-name="T155_12"><text:s/></text:span><text:span text:style-name="T155_13">Servant</text:span></text:p>
            </text:list-item>
            <text:list-item>
              <text:p text:style-name="P156"><text:span text:style-name="T156_1">Five</text:span><text:span text:style-name="T156_2"><text:s/>-<text:s/>2<text:s/>-<text:s/></text:span><text:span text:style-name="T156_3">Web</text:span><text:span text:style-name="T156_4"><text:s/>[</text:span><text:span text:style-name="T156_5">INV</text:span><text:span text:style-name="T156_6">]<text:s/></text:span><text:span text:style-name="T156_7">Protection</text:span><text:span text:style-name="T156_8"><text:s/></text:span><text:span text:style-name="T156_9">from</text:span><text:span text:style-name="T156_10"><text:s/></text:span><text:span text:style-name="T156_11">Arrows</text:span></text:p>
            </text:list-item>
            <text:list-item>
              <text:p text:style-name="P157"><text:span text:style-name="T157_1">Six</text:span><text:span text:style-name="T157_2"><text:s/>-<text:s/>2<text:s/>-<text:s/></text:span><text:span text:style-name="T157_3">Glitterdust</text:span><text:span text:style-name="T157_4"><text:s/>[</text:span><text:span text:style-name="T157_5">INV</text:span><text:span text:style-name="T157_6">]<text:s/></text:span><text:span text:style-name="T157_7">Fog</text:span><text:span text:style-name="T157_8"><text:s/></text:span><text:span text:style-name="T157_9">Cloud</text:span></text:p>
            </text:list-item>
            <text:list-item>
              <text:p text:style-name="P158"><text:span text:style-name="T158_1">Seven</text:span><text:span text:style-name="T158_2"><text:s/>-<text:s/>3<text:s/>-<text:s/></text:span><text:span text:style-name="T158_3">Explosive</text:span><text:span text:style-name="T158_4"><text:s/></text:span><text:span text:style-name="T158_5">Runes</text:span><text:span text:style-name="T158_6"><text:s/>[</text:span><text:span text:style-name="T158_7">INV</text:span><text:span text:style-name="T158_8">]<text:s/></text:span><text:span text:style-name="T158_9">Dispel</text:span><text:span text:style-name="T158_10"><text:s/></text:span><text:span text:style-name="T158_11">Magic</text:span></text:p>
            </text:list-item>
            <text:list-item>
              <text:p text:style-name="P159"><text:span text:style-name="T159_1">Eight</text:span><text:span text:style-name="T159_2"><text:s/>-<text:s/>3<text:s/>-<text:s/></text:span><text:span text:style-name="T159_3">Sepia</text:span><text:span text:style-name="T159_4"><text:s/></text:span><text:span text:style-name="T159_5">Snake</text:span><text:span text:style-name="T159_6"><text:s/></text:span><text:span text:style-name="T159_7">Sigil</text:span><text:span text:style-name="T159_8"><text:s/>[</text:span><text:span text:style-name="T159_9">INV</text:span><text:span text:style-name="T159_10">]<text:s/></text:span><text:span text:style-name="T159_11">Magic</text:span><text:span text:style-name="T159_12"><text:s/></text:span><text:span text:style-name="T159_13">Circle</text:span><text:span text:style-name="T159_14"><text:s/></text:span><text:span text:style-name="T159_15">against</text:span><text:span text:style-name="T159_16"><text:s/></text:span><text:span text:style-name="T159_17">Evil</text:span></text:p>
            </text:list-item>
            <text:list-item>
              <text:p text:style-name="P160"><text:span text:style-name="T160_1">Nine</text:span><text:span text:style-name="T160_2"><text:s/>-<text:s/>4<text:s/>-<text:s/></text:span><text:span text:style-name="T160_3">Secure</text:span><text:span text:style-name="T160_4"><text:s/></text:span><text:span text:style-name="T160_5">Shelter</text:span><text:span text:style-name="T160_6"><text:s/>[</text:span><text:span text:style-name="T160_7">INV</text:span><text:span text:style-name="T160_8">]<text:s/></text:span><text:span text:style-name="T160_9">Remove</text:span><text:span text:style-name="T160_10"><text:s/></text:span><text:span text:style-name="T160_11">Curse</text:span></text:p>
            </text:list-item>
            <text:list-item>
              <text:p text:style-name="P161"><text:span text:style-name="T161_1">Ten</text:span><text:span text:style-name="T161_2"><text:s/>-<text:s/>4<text:s/>-<text:s/></text:span><text:span text:style-name="T161_3">Minor</text:span><text:span text:style-name="T161_4"><text:s/></text:span><text:span text:style-name="T161_5">Creation</text:span><text:span text:style-name="T161_6"><text:s/>[</text:span><text:span text:style-name="T161_7">INV</text:span><text:span text:style-name="T161_8">]<text:s/></text:span><text:span text:style-name="T161_9">Dimensional</text:span><text:span text:style-name="T161_10"><text:s/></text:span><text:span text:style-name="T161_11">Anchor</text:span></text:p>
            </text:list-item>
            <text:list-item>
              <text:p text:style-name="P162"><text:span text:style-name="T162_1">Page</text:span><text:span text:style-name="T162_2"><text:s/>(</text:span><text:span text:style-name="T162_3">Jack</text:span><text:span text:style-name="T162_4">)<text:s/>-<text:s/>5<text:s/>-<text:s/></text:span><text:span text:style-name="T162_5">Break</text:span><text:span text:style-name="T162_6"><text:s/></text:span><text:span text:style-name="T162_7">Enchantment</text:span><text:span text:style-name="T162_8"><text:s/>[</text:span><text:span text:style-name="T162_9">INV</text:span><text:span text:style-name="T162_10">]<text:s/></text:span><text:span text:style-name="T162_11">Planar</text:span><text:span text:style-name="T162_12"><text:s/></text:span><text:span text:style-name="T162_13">Binding</text:span><text:span text:style-name="T162_14">,<text:s/></text:span><text:span text:style-name="T162_15">Lesser</text:span></text:p>
            </text:list-item>
            <text:list-item>
              <text:p text:style-name="P163"><text:span text:style-name="T163_1">Knight</text:span><text:span text:style-name="T163_2"><text:s/>-<text:s/>5<text:s/>-<text:s/></text:span><text:span text:style-name="T163_3">Teleport</text:span><text:span text:style-name="T163_4"><text:s/>[</text:span><text:span text:style-name="T163_5">INV</text:span><text:span text:style-name="T163_6">]<text:s/></text:span><text:span text:style-name="T163_7">Cloudkill</text:span></text:p>
            </text:list-item>
            <text:list-item>
              <text:p text:style-name="P164"><text:span text:style-name="T164_1">Queen</text:span><text:span text:style-name="T164_2"><text:s/>-<text:s/>6<text:s/>-<text:s/></text:span><text:span text:style-name="T164_3">Globe</text:span><text:span text:style-name="T164_4"><text:s/></text:span><text:span text:style-name="T164_5">of</text:span><text:span text:style-name="T164_6"><text:s/></text:span><text:span text:style-name="T164_7">invulnerabillity</text:span><text:span text:style-name="T164_8"><text:s/>[</text:span><text:span text:style-name="T164_9">INV</text:span><text:span text:style-name="T164_10">]<text:s/></text:span><text:span text:style-name="T164_11">Guards</text:span><text:span text:style-name="T164_12"><text:s/></text:span><text:span text:style-name="T164_13">and</text:span><text:span text:style-name="T164_14"><text:s/></text:span><text:span text:style-name="T164_15">Wards</text:span></text:p>
            </text:list-item>
            <text:list-item>
              <text:p text:style-name="P165"><text:span text:style-name="T165_1">King</text:span><text:span text:style-name="T165_2"><text:s/>-<text:s/>6<text:s/>-<text:s/></text:span><text:span text:style-name="T165_3">Wall</text:span><text:span text:style-name="T165_4"><text:s/></text:span><text:span text:style-name="T165_5">of</text:span><text:span text:style-name="T165_6"><text:s/></text:span><text:span text:style-name="T165_7">Iron</text:span><text:span text:style-name="T165_8"><text:s/>[</text:span><text:span text:style-name="T165_9">INV</text:span><text:span text:style-name="T165_10">]<text:s/></text:span><text:span text:style-name="T165_11">Repulsion</text:span></text:p>
            </text:list-item>
            <text:list-item>
              <text:p text:style-name="P166"><text:span text:style-name="T166_1">One</text:span><text:span text:style-name="T166_2"><text:s/>(</text:span><text:span text:style-name="T166_3">Ace</text:span><text:span text:style-name="T166_4">)<text:s/>-<text:s/>7<text:s/>-<text:s/></text:span><text:span text:style-name="T166_5">Mage</text:span><text:span text:style-name="T166_6">’</text:span><text:span text:style-name="T166_7">s</text:span><text:span text:style-name="T166_8"><text:s/></text:span><text:span text:style-name="T166_9">Magnificent</text:span><text:span text:style-name="T166_10"><text:s/></text:span><text:span text:style-name="T166_11">Mansion</text:span><text:span text:style-name="T166_12"><text:s/>[</text:span><text:span text:style-name="T166_13">INV</text:span><text:span text:style-name="T166_14">]<text:s/></text:span><text:span text:style-name="T166_15">Plane</text:span><text:span text:style-name="T166_16"><text:s/></text:span><text:span text:style-name="T166_17">Shift</text:span></text:p>
            </text:list-item>
          </text:list>
        </text:list-item>
        <text:list-item>
          <text:p text:style-name="P167"><text:span text:style-name="T167_1">Cups</text:span><text:span text:style-name="T167_2"><text:s/>(</text:span><text:span text:style-name="T167_3">Chalices</text:span><text:span text:style-name="T167_4">)<text:s/>[</text:span><text:span text:style-name="T167_5">Water</text:span><text:span text:style-name="T167_6">]<text:s/>-<text:s/></text:span><text:span text:style-name="T167_7">Emotions</text:span><text:span text:style-name="T167_8"><text:s/></text:span><text:span text:style-name="T167_9">and</text:span><text:span text:style-name="T167_10"><text:s/></text:span><text:span text:style-name="T167_11">love</text:span><text:span text:style-name="T167_12"><text:s/>-<text:s/></text:span><text:span text:style-name="T167_13">Enchantment</text:span><text:span text:style-name="T167_14"><text:s/></text:span><text:span text:style-name="T167_15">and</text:span><text:span text:style-name="T167_16"><text:s/></text:span><text:span text:style-name="T167_17">Necromancy</text:span></text:p>
          <text:list>
            <text:list-item>
              <text:p text:style-name="P168"><text:span text:style-name="T168_1">Two</text:span><text:span text:style-name="T168_2"><text:s/>-<text:s/>0<text:s/>-<text:s/></text:span><text:span text:style-name="T168_3">Disrupt</text:span><text:span text:style-name="T168_4"><text:s/></text:span><text:span text:style-name="T168_5">Undead</text:span><text:span text:style-name="T168_6"><text:s/>/<text:s/></text:span><text:span text:style-name="T168_7">Bleed</text:span><text:span text:style-name="T168_8"><text:s/>[</text:span><text:span text:style-name="T168_9">INV</text:span><text:span text:style-name="T168_10">]<text:s/></text:span><text:span text:style-name="T168_11">Touch</text:span><text:span text:style-name="T168_12"><text:s/></text:span><text:span text:style-name="T168_13">of</text:span><text:span text:style-name="T168_14"><text:s/></text:span><text:span text:style-name="T168_15">fatigue</text:span><text:span text:style-name="T168_16"><text:s/>/<text:s/></text:span><text:span text:style-name="T168_17">Daze</text:span></text:p>
            </text:list-item>
            <text:list-item>
              <text:p text:style-name="P169"><text:span text:style-name="T169_1">Three</text:span><text:span text:style-name="T169_2"><text:s/>-<text:s/>1<text:s/>-<text:s/></text:span><text:span text:style-name="T169_3">Charm</text:span><text:span text:style-name="T169_4"><text:s/></text:span><text:span text:style-name="T169_5">Person</text:span><text:span text:style-name="T169_6"><text:s/>[</text:span><text:span text:style-name="T169_7">INV</text:span><text:span text:style-name="T169_8">]<text:s text:c="2"/></text:span><text:span text:style-name="T169_9">Hypnotism</text:span></text:p>
            </text:list-item>
            <text:list-item>
              <text:p text:style-name="P170"><text:span text:style-name="T170_1">Four</text:span><text:span text:style-name="T170_2"><text:s/>-<text:s/>1<text:s/>-<text:s/></text:span><text:span text:style-name="T170_3">Chill</text:span><text:span text:style-name="T170_4"><text:s/></text:span><text:span text:style-name="T170_5">Touch</text:span><text:span text:style-name="T170_6"><text:s/>[</text:span><text:span text:style-name="T170_7">INV</text:span><text:span text:style-name="T170_8">]<text:s/></text:span><text:span text:style-name="T170_9">Cause</text:span><text:span text:style-name="T170_10"><text:s/></text:span><text:span text:style-name="T170_11">Fear</text:span></text:p>
            </text:list-item>
            <text:list-item>
              <text:p text:style-name="P171"><text:span text:style-name="T171_1">Five</text:span><text:span text:style-name="T171_2"><text:s/>-<text:s/>2<text:s/>-<text:s/></text:span><text:span text:style-name="T171_3">Command</text:span><text:span text:style-name="T171_4"><text:s/></text:span><text:span text:style-name="T171_5">Undead</text:span><text:span text:style-name="T171_6"><text:s/>[</text:span><text:span text:style-name="T171_7">INV</text:span><text:span text:style-name="T171_8">]<text:s/></text:span><text:span text:style-name="T171_9">False</text:span><text:span text:style-name="T171_10"><text:s/></text:span><text:span text:style-name="T171_11">Life</text:span></text:p>
            </text:list-item>
            <text:list-item>
              <text:p text:style-name="P172"><text:span text:style-name="T172_1">Six</text:span><text:span text:style-name="T172_2"><text:s/>-<text:s/>2<text:s/>-<text:s/></text:span><text:span text:style-name="T172_3">Blindness</text:span><text:span text:style-name="T172_4">/</text:span><text:span text:style-name="T172_5">Deafness</text:span><text:span text:style-name="T172_6"><text:s/>[</text:span><text:span text:style-name="T172_7">INV</text:span><text:span text:style-name="T172_8">]<text:s/></text:span><text:span text:style-name="T172_9">Hideous</text:span><text:span text:style-name="T172_10"><text:s/></text:span><text:span text:style-name="T172_11">Laughter</text:span></text:p>
            </text:list-item>
            <text:list-item>
              <text:p text:style-name="P173"><text:span text:style-name="T173_1">Seven</text:span><text:span text:style-name="T173_2"><text:s/>-<text:s/>3<text:s/>-<text:s/></text:span><text:span text:style-name="T173_3">Rage</text:span><text:span text:style-name="T173_4"><text:s/>[</text:span><text:span text:style-name="T173_5">INV</text:span><text:span text:style-name="T173_6">]<text:s/></text:span><text:span text:style-name="T173_7">Suggestion</text:span></text:p>
            </text:list-item>
            <text:list-item>
              <text:p text:style-name="P174"><text:span text:style-name="T174_1">Eight</text:span><text:span text:style-name="T174_2"><text:s/>-<text:s/>3<text:s/>-<text:s/></text:span><text:span text:style-name="T174_3">Vampiric</text:span><text:span text:style-name="T174_4"><text:s/></text:span><text:span text:style-name="T174_5">Touch</text:span><text:span text:style-name="T174_6"><text:s/>[</text:span><text:span text:style-name="T174_7">INV</text:span><text:span text:style-name="T174_8">]<text:s/></text:span><text:span text:style-name="T174_9">Ray</text:span><text:span text:style-name="T174_10"><text:s/></text:span><text:span text:style-name="T174_11">of</text:span><text:span text:style-name="T174_12"><text:s/></text:span><text:span text:style-name="T174_13">Exhaustion</text:span></text:p>
            </text:list-item>
            <text:list-item>
              <text:p text:style-name="P175"><text:span text:style-name="T175_1">Nine</text:span><text:span text:style-name="T175_2"><text:s/>-<text:s/>4<text:s/>-<text:s/></text:span><text:span text:style-name="T175_3">Charm</text:span><text:span text:style-name="T175_4"><text:s/></text:span><text:span text:style-name="T175_5">Monster</text:span><text:span text:style-name="T175_6"><text:s/>[</text:span><text:span text:style-name="T175_7">INV</text:span><text:span text:style-name="T175_8">]<text:s/></text:span><text:span text:style-name="T175_9">Geas</text:span><text:span text:style-name="T175_10">,<text:s/></text:span><text:span text:style-name="T175_11">Lesser</text:span></text:p>
            </text:list-item>
            <text:list-item>
              <text:p text:style-name="P176"><text:span text:style-name="T176_1">Ten</text:span><text:span text:style-name="T176_2"><text:s/>-<text:s/>4<text:s/>-<text:s/></text:span><text:span text:style-name="T176_3">Animate</text:span><text:span text:style-name="T176_4"><text:s/></text:span><text:span text:style-name="T176_5">Dead</text:span><text:span text:style-name="T176_6"><text:s/>[</text:span><text:span text:style-name="T176_7">INV</text:span><text:span text:style-name="T176_8">]<text:s/></text:span><text:span text:style-name="T176_9">Fear</text:span></text:p>
            </text:list-item>
            <text:list-item>
              <text:p text:style-name="P177"><text:span text:style-name="T177_1">Page</text:span><text:span text:style-name="T177_2"><text:s/>(</text:span><text:span text:style-name="T177_3">Jack</text:span><text:span text:style-name="T177_4">)<text:s/>-<text:s/>5<text:s/>-<text:s/></text:span><text:span text:style-name="T177_5">Feeblemind</text:span><text:span text:style-name="T177_6"><text:s/>[</text:span><text:span text:style-name="T177_7">INV</text:span><text:span text:style-name="T177_8">]<text:s/></text:span><text:span text:style-name="T177_9">Magic</text:span><text:span text:style-name="T177_10"><text:s/></text:span><text:span text:style-name="T177_11">Jar</text:span></text:p>
            </text:list-item>
            <text:list-item>
              <text:p text:style-name="P178"><text:span text:style-name="T178_1">Knight</text:span><text:span text:style-name="T178_2"><text:s/>-<text:s/>5<text:s/>-<text:s/></text:span><text:span text:style-name="T178_3">Dominate</text:span><text:span text:style-name="T178_4"><text:s/></text:span><text:span text:style-name="T178_5">Person</text:span><text:span text:style-name="T178_6"><text:s/>[</text:span><text:span text:style-name="T178_7">INV</text:span><text:span text:style-name="T178_8">]<text:s text:c="2"/></text:span><text:span text:style-name="T178_9">Hold</text:span><text:span text:style-name="T178_10"><text:s/></text:span><text:span text:style-name="T178_11">Person</text:span></text:p>
            </text:list-item>
            <text:list-item>
              <text:p text:style-name="P179"><text:span text:style-name="T179_1">Queen</text:span><text:span text:style-name="T179_2"><text:s/>-<text:s/>6<text:s/>-<text:s/></text:span><text:span text:style-name="T179_3">Symbol</text:span><text:span text:style-name="T179_4"><text:s/></text:span><text:span text:style-name="T179_5">of</text:span><text:span text:style-name="T179_6"><text:s/></text:span><text:span text:style-name="T179_7">persuasion</text:span><text:span text:style-name="T179_8"><text:s/>[</text:span><text:span text:style-name="T179_9">INV</text:span><text:span text:style-name="T179_10">]<text:s/></text:span><text:span text:style-name="T179_11">Symbol</text:span><text:span text:style-name="T179_12"><text:s/></text:span><text:span text:style-name="T179_13">of</text:span><text:span text:style-name="T179_14"><text:s/></text:span><text:span text:style-name="T179_15">Fear</text:span></text:p>
            </text:list-item>
            <text:list-item>
              <text:p text:style-name="P180"><text:span text:style-name="T180_1">King</text:span><text:span text:style-name="T180_2"><text:s/>-<text:s/>6<text:s/>-<text:s/></text:span><text:span text:style-name="T180_3">Heroism</text:span><text:span text:style-name="T180_4">,<text:s/></text:span><text:span text:style-name="T180_5">Greater</text:span><text:span text:style-name="T180_6"><text:s/>[</text:span><text:span text:style-name="T180_7">INV</text:span><text:span text:style-name="T180_8">]<text:s/></text:span><text:span text:style-name="T180_9">Geas</text:span><text:span text:style-name="T180_10">/</text:span><text:span text:style-name="T180_11">Quest</text:span></text:p>
            </text:list-item>
            <text:list-item>
              <text:p text:style-name="P181"><text:span text:style-name="T181_1">One</text:span><text:span text:style-name="T181_2"><text:s/>(</text:span><text:span text:style-name="T181_3">Ace</text:span><text:span text:style-name="T181_4">)<text:s/>-<text:s/>7<text:s/>-<text:s/></text:span><text:span text:style-name="T181_5">Hold</text:span><text:span text:style-name="T181_6"><text:s/></text:span><text:span text:style-name="T181_7">person</text:span><text:span text:style-name="T181_8">,<text:s/></text:span><text:span text:style-name="T181_9">Mass</text:span><text:span text:style-name="T181_10"><text:s/>[</text:span><text:span text:style-name="T181_11">INV</text:span><text:span text:style-name="T181_12">]<text:s/></text:span><text:span text:style-name="T181_13">Finger</text:span><text:span text:style-name="T181_14"><text:s/></text:span><text:span text:style-name="T181_15">of</text:span><text:span text:style-name="T181_16"><text:s/></text:span><text:span text:style-name="T181_17">Death</text:span></text:p>
            </text:list-item>
          </text:list>
        </text:list-item>
        <text:list-item>
          <text:p text:style-name="P182"><text:span text:style-name="T182_1">Swords</text:span><text:span text:style-name="T182_2"><text:s/>[</text:span><text:span text:style-name="T182_3">Air</text:span><text:span text:style-name="T182_4">]<text:s/>-<text:s/></text:span><text:span text:style-name="T182_5">Reason</text:span><text:span text:style-name="T182_6"><text:s/>-<text:s/></text:span><text:span text:style-name="T182_7">Divination</text:span><text:span text:style-name="T182_8"><text:s/></text:span><text:span text:style-name="T182_9">And</text:span><text:span text:style-name="T182_10"><text:s/></text:span><text:span text:style-name="T182_11">Illusion</text:span></text:p>
          <text:list>
            <text:list-item>
              <text:p text:style-name="P183"><text:span text:style-name="T183_1">Oliver</text:span><text:span text:style-name="T183_2"><text:s/>-<text:s/></text:span><text:span text:style-name="T183_3">Breadboard</text:span><text:span text:style-name="T183_4"><text:s/></text:span><text:span text:style-name="T183_5">knife</text:span><text:span text:style-name="T183_6"><text:s/></text:span><text:span text:style-name="T183_7">in</text:span><text:span text:style-name="T183_8"><text:s/></text:span><text:span text:style-name="T183_9">a</text:span><text:span text:style-name="T183_10"><text:s/></text:span><text:span text:style-name="T183_11">nebula</text:span><text:span text:style-name="T183_12"><text:s/></text:span><text:span text:style-name="T183_13">of</text:span><text:span text:style-name="T183_14"><text:s/></text:span><text:span text:style-name="T183_15">dust</text:span><text:span text:style-name="T183_16"><text:s/></text:span><text:span text:style-name="T183_17">flowing</text:span><text:span text:style-name="T183_18"><text:s/></text:span><text:span text:style-name="T183_19">like</text:span><text:span text:style-name="T183_20"><text:s/></text:span><text:span text:style-name="T183_21">a</text:span><text:span text:style-name="T183_22"><text:s/></text:span><text:span text:style-name="T183_23">circuit</text:span><text:span text:style-name="T183_24"><text:s/></text:span><text:span text:style-name="T183_25">board</text:span></text:p>
            </text:list-item>
            <text:list-item>
              <text:p text:style-name="P184"><text:span text:style-name="T184_1">Two</text:span><text:span text:style-name="T184_2"><text:s/>-<text:s/>0<text:s/>-<text:s/></text:span><text:span text:style-name="T184_3">Ghost</text:span><text:span text:style-name="T184_4"><text:s/></text:span><text:span text:style-name="T184_5">Sound</text:span><text:span text:style-name="T184_6">/</text:span><text:span text:style-name="T184_7">Detect</text:span><text:span text:style-name="T184_8"><text:s/></text:span><text:span text:style-name="T184_9">Magic</text:span><text:span text:style-name="T184_10"><text:s/>[</text:span><text:span text:style-name="T184_11">INV</text:span><text:span text:style-name="T184_12">]<text:s/></text:span><text:span text:style-name="T184_13">Detect</text:span><text:span text:style-name="T184_14"><text:s/></text:span><text:span text:style-name="T184_15">Poison</text:span><text:span text:style-name="T184_16">/</text:span><text:span text:style-name="T184_17">Read</text:span><text:span text:style-name="T184_18"><text:s/></text:span><text:span text:style-name="T184_19">Magic</text:span></text:p>
            </text:list-item>
            <text:list-item>
              <text:p text:style-name="P185"><text:span text:style-name="T185_1">Three</text:span><text:span text:style-name="T185_2"><text:s/>-<text:s/>1<text:s/>-<text:s text:c="2"/></text:span><text:span text:style-name="T185_3">Detect</text:span><text:span text:style-name="T185_4"><text:s/></text:span><text:span text:style-name="T185_5">Secret</text:span><text:span text:style-name="T185_6"><text:s/></text:span><text:span text:style-name="T185_7">Doors</text:span><text:span text:style-name="T185_8"><text:s/>[</text:span><text:span text:style-name="T185_9">INV</text:span><text:span text:style-name="T185_10">]<text:s/></text:span><text:span text:style-name="T185_11">Disguise</text:span><text:span text:style-name="T185_12"><text:s/></text:span><text:span text:style-name="T185_13">Self</text:span></text:p>
            </text:list-item>
            <text:list-item>
              <text:p text:style-name="P186"><text:span text:style-name="T186_1">Four</text:span><text:span text:style-name="T186_2"><text:s/>-<text:s/>1<text:s/>-<text:s/></text:span><text:span text:style-name="T186_3">Color</text:span><text:span text:style-name="T186_4"><text:s/></text:span><text:span text:style-name="T186_5">Spray</text:span><text:span text:style-name="T186_6"><text:s/>[</text:span><text:span text:style-name="T186_7">INV</text:span><text:span text:style-name="T186_8">]<text:s/></text:span><text:span text:style-name="T186_9">Silent</text:span><text:span text:style-name="T186_10"><text:s/></text:span><text:span text:style-name="T186_11">Image</text:span></text:p>
            </text:list-item>
            <text:list-item>
              <text:p text:style-name="P187"><text:span text:style-name="T187_1">Five</text:span><text:span text:style-name="T187_2"><text:s/>-<text:s/>2<text:s/>-<text:s/></text:span><text:span text:style-name="T187_3">Detect</text:span><text:span text:style-name="T187_4"><text:s/></text:span><text:span text:style-name="T187_5">Thoughts</text:span><text:span text:style-name="T187_6"><text:s/>[</text:span><text:span text:style-name="T187_7">INV</text:span><text:span text:style-name="T187_8">]<text:s/></text:span><text:span text:style-name="T187_9">Hypnotic</text:span><text:span text:style-name="T187_10"><text:s/></text:span><text:span text:style-name="T187_11">Pattern</text:span></text:p>
            </text:list-item>
            <text:list-item>
              <text:p text:style-name="P188"><text:span text:style-name="T188_1">Six</text:span><text:span text:style-name="T188_2"><text:s/>-<text:s/>2<text:s/>-<text:s/></text:span><text:span text:style-name="T188_3">Locate</text:span><text:span text:style-name="T188_4"><text:s/></text:span><text:span text:style-name="T188_5">Object</text:span><text:span text:style-name="T188_6"><text:s/>[</text:span><text:span text:style-name="T188_7">INV</text:span><text:span text:style-name="T188_8">]<text:s/></text:span><text:span text:style-name="T188_9">Minor</text:span><text:span text:style-name="T188_10"><text:s/></text:span><text:span text:style-name="T188_11">Image</text:span></text:p>
            </text:list-item>
            <text:list-item>
              <text:p text:style-name="P189"><text:span text:style-name="T189_1">Seven</text:span><text:span text:style-name="T189_2"><text:s/>-<text:s/>3<text:s/>-<text:s/></text:span><text:span text:style-name="T189_3">Illusory</text:span><text:span text:style-name="T189_4"><text:s/></text:span><text:span text:style-name="T189_5">Script</text:span><text:span text:style-name="T189_6"><text:s/>[</text:span><text:span text:style-name="T189_7">INV</text:span><text:span text:style-name="T189_8">]<text:s/></text:span><text:span text:style-name="T189_9">Clairaudience</text:span><text:span text:style-name="T189_10">/</text:span><text:span text:style-name="T189_11">Clairvoyance</text:span></text:p>
            </text:list-item>
            <text:list-item>
              <text:p text:style-name="P190"><text:span text:style-name="T190_1">Eight</text:span><text:span text:style-name="T190_2"><text:s/>-<text:s/>3<text:s/>-<text:s/></text:span><text:span text:style-name="T190_3">Displacement</text:span><text:span text:style-name="T190_4"><text:s/>[</text:span><text:span text:style-name="T190_5">INV</text:span><text:span text:style-name="T190_6">]<text:s/></text:span><text:span text:style-name="T190_7">Arcane</text:span><text:span text:style-name="T190_8"><text:s/></text:span><text:span text:style-name="T190_9">Sight</text:span></text:p>
            </text:list-item>
            <text:list-item>
              <text:p text:style-name="P191"><text:span text:style-name="T191_1">Nine</text:span><text:span text:style-name="T191_2"><text:s/>-<text:s/>4<text:s/>-<text:s/></text:span><text:span text:style-name="T191_3">Detect</text:span><text:span text:style-name="T191_4"><text:s/></text:span><text:span text:style-name="T191_5">Scrying</text:span><text:span text:style-name="T191_6"><text:s/>[</text:span><text:span text:style-name="T191_7">INV</text:span><text:span text:style-name="T191_8">]<text:s/></text:span><text:span text:style-name="T191_9">Phantasmal</text:span><text:span text:style-name="T191_10"><text:s/></text:span><text:span text:style-name="T191_11">Killer</text:span></text:p>
            </text:list-item>
            <text:list-item>
              <text:p text:style-name="P192"><text:span text:style-name="T192_1">Ten</text:span><text:span text:style-name="T192_2"><text:s/>-<text:s/>4<text:s/>-<text:s/></text:span><text:span text:style-name="T192_3">Scrying</text:span><text:span text:style-name="T192_4"><text:s/>[</text:span><text:span text:style-name="T192_5">INV</text:span><text:span text:style-name="T192_6">]<text:s text:c="2"/></text:span><text:span text:style-name="T192_7">illusory</text:span><text:span text:style-name="T192_8"><text:s/></text:span><text:span text:style-name="T192_9">wall</text:span></text:p>
            </text:list-item>
            <text:list-item>
              <text:p text:style-name="P193"><text:span text:style-name="T193_1">Page</text:span><text:span text:style-name="T193_2"><text:s/>(</text:span><text:span text:style-name="T193_3">Jack</text:span><text:span text:style-name="T193_4">)<text:s/>-<text:s/>5<text:s/>-<text:s/></text:span><text:span text:style-name="T193_5">Contact</text:span><text:span text:style-name="T193_6"><text:s/></text:span><text:span text:style-name="T193_7">other</text:span><text:span text:style-name="T193_8"><text:s/></text:span><text:span text:style-name="T193_9">Plane</text:span><text:span text:style-name="T193_10"><text:s/>[</text:span><text:span text:style-name="T193_11">INV</text:span><text:span text:style-name="T193_12">]<text:s/></text:span><text:span text:style-name="T193_13">False</text:span><text:span text:style-name="T193_14"><text:s/></text:span><text:span text:style-name="T193_15">Vision</text:span></text:p>
            </text:list-item>
            <text:list-item>
              <text:p text:style-name="P194"><text:span text:style-name="T194_1">Knight</text:span><text:span text:style-name="T194_2"><text:s/>-<text:s/>5<text:s/>-<text:s/></text:span><text:span text:style-name="T194_3">Telepathic</text:span><text:span text:style-name="T194_4"><text:s/></text:span><text:span text:style-name="T194_5">Bond</text:span><text:span text:style-name="T194_6"><text:s/>[</text:span><text:span text:style-name="T194_7">INV</text:span><text:span text:style-name="T194_8">]<text:s/></text:span><text:span text:style-name="T194_9">Mirage</text:span><text:span text:style-name="T194_10"><text:s/></text:span><text:span text:style-name="T194_11">Arcana</text:span></text:p>
            </text:list-item>
            <text:list-item>
              <text:p text:style-name="P195"><text:span text:style-name="T195_1">Queen</text:span><text:span text:style-name="T195_2"><text:s/>-<text:s/>6<text:s/>-<text:s/></text:span><text:span text:style-name="T195_3">Legend</text:span><text:span text:style-name="T195_4"><text:s/></text:span><text:span text:style-name="T195_5">Lore</text:span><text:span text:style-name="T195_6"><text:s/>[</text:span><text:span text:style-name="T195_7">INV</text:span><text:span text:style-name="T195_8">]<text:s/></text:span><text:span text:style-name="T195_9">True</text:span><text:span text:style-name="T195_10"><text:s/></text:span><text:span text:style-name="T195_11">Seeing</text:span></text:p>
            </text:list-item>
            <text:list-item>
              <text:p text:style-name="P196"><text:span text:style-name="T196_1">King</text:span><text:span text:style-name="T196_2"><text:s/>-<text:s text:c="2"/>6<text:s/>-<text:s/></text:span><text:span text:style-name="T196_3">Permanent</text:span><text:span text:style-name="T196_4"><text:s/></text:span><text:span text:style-name="T196_5">Image</text:span><text:span text:style-name="T196_6"><text:s/>[</text:span><text:span text:style-name="T196_7">INV</text:span><text:span text:style-name="T196_8">]<text:s/></text:span><text:span text:style-name="T196_9">Mislead</text:span></text:p>
            </text:list-item>
            <text:list-item>
              <text:p text:style-name="P197"><text:span text:style-name="T197_1">One</text:span><text:span text:style-name="T197_2"><text:s/>(</text:span><text:span text:style-name="T197_3">Ace</text:span><text:span text:style-name="T197_4">)<text:s/>-<text:s/>7<text:s/>-<text:s/></text:span><text:span text:style-name="T197_5">Project</text:span><text:span text:style-name="T197_6"><text:s/></text:span><text:span text:style-name="T197_7">Image</text:span><text:span text:style-name="T197_8"><text:s/>[</text:span><text:span text:style-name="T197_9">INV</text:span><text:span text:style-name="T197_10">]<text:s/></text:span><text:span text:style-name="T197_11">Simulacru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